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1.584in"/>
    </style:style>
    <style:style style:name="Table1.B" style:family="table-column">
      <style:table-column-properties style:column-width="5.109in"/>
    </style:style>
    <style:style style:name="Table1.A1" style:family="table-cell">
      <style:table-cell-properties style:vertical-align="middle" fo:background-color="#d9d9d9" fo:padding-left="0.0299in" fo:padding-right="0.0299in" fo:padding-top="0in" fo:padding-bottom="0.0201in" fo:border="0.05pt solid #000000">
        <style:background-image/>
      </style:table-cell-properties>
    </style:style>
    <style:style style:name="Table1.B1" style:family="table-cell">
      <style:table-cell-properties style:vertical-align="middle" fo:background-color="#efefef" fo:padding-left="0in" fo:padding-right="0.0299in" fo:padding-top="0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d9d9d9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efefef" fo:padding-left="0in" fo:padding-right="0.0299in" fo:padding-top="0in" fo:padding-bottom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officeooo:paragraph-rsid="001759da" fo:background-color="#ffffff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left="0in" fo:margin-right="0in" fo:margin-top="0in" fo:margin-bottom="0.0835in" style:contextual-spacing="false" fo:line-height="100%" fo:text-align="end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20pt" fo:background-color="#ffffff" style:font-name-asian="Times New Roman2" style:font-size-asian="20pt" style:font-name-complex="Times New Roman2" style:font-size-complex="20pt"/>
    </style:style>
    <style:style style:name="P6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20pt" fo:font-weight="bold" officeooo:rsid="002c272f" officeooo:paragraph-rsid="002c272f" fo:background-color="#ffffff" style:font-name-asian="Times New Roman2" style:font-size-asian="20pt" style:font-weight-asian="bold" style:font-name-complex="Times New Roman2" style:font-size-complex="20pt"/>
    </style:style>
    <style:style style:name="P7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6pt" style:font-name-asian="Times New Roman2" style:font-size-asian="16pt" style:font-name-complex="Times New Roman2" style:font-size-complex="16pt"/>
    </style:style>
    <style:style style:name="P8" style:family="paragraph" style:parent-style-name="Standard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text-properties fo:font-weight="normal" officeooo:rsid="00207721" officeooo:paragraph-rsid="00207721" style:font-weight-asian="normal" style:font-weight-complex="normal"/>
    </style:style>
    <style:style style:name="P11" style:family="paragraph" style:parent-style-name="Standard">
      <style:text-properties fo:font-weight="normal" officeooo:rsid="001b892d" officeooo:paragraph-rsid="001c5871" style:font-weight-asian="normal" style:font-weight-complex="normal"/>
    </style:style>
    <style:style style:name="P12" style:family="paragraph" style:parent-style-name="Standard">
      <style:text-properties fo:font-weight="bold" officeooo:rsid="002c272f" officeooo:paragraph-rsid="002c272f" style:font-weight-asian="bold" style:font-weight-complex="bold"/>
    </style:style>
    <style:style style:name="P13" style:family="paragraph" style:parent-style-name="Standard">
      <style:text-properties fo:font-size="16pt" fo:font-weight="bold" officeooo:rsid="001759da" officeooo:paragraph-rsid="002c272f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c5871" officeooo:paragraph-rsid="0030c202" style:font-size-asian="16pt" style:font-weight-asian="bold" style:font-size-complex="16pt" style:font-weight-complex="bold"/>
    </style:style>
    <style:style style:name="P15" style:family="paragraph" style:parent-style-name="Heading_20_2">
      <style:text-properties fo:font-weight="bold" officeooo:rsid="001b892d" officeooo:paragraph-rsid="001b892d" style:font-weight-asian="bold" style:font-weight-complex="bold"/>
    </style:style>
    <style:style style:name="P16" style:family="paragraph" style:parent-style-name="Heading_20_2">
      <style:text-properties fo:font-weight="bold" officeooo:rsid="001759da" officeooo:paragraph-rsid="001759da" style:font-weight-asian="bold" style:font-weight-complex="bold"/>
    </style:style>
    <style:style style:name="P17" style:family="paragraph" style:parent-style-name="Heading_20_2">
      <style:text-properties fo:font-weight="bold" officeooo:rsid="001afee6" officeooo:paragraph-rsid="002e32b0" style:font-weight-asian="bold" style:font-weight-complex="bold"/>
    </style:style>
    <style:style style:name="P18" style:family="paragraph" style:parent-style-name="Heading_20_2">
      <style:text-properties officeooo:paragraph-rsid="001c5871"/>
    </style:style>
    <style:style style:name="P19" style:family="paragraph" style:parent-style-name="Standard">
      <style:paragraph-properties fo:margin-left="3.4445in" fo:margin-right="0in" fo:margin-top="0in" fo:margin-bottom="0.0835in" style:contextual-spacing="false" fo:line-height="100%" fo:text-align="start" style:justify-single-word="false" fo:text-indent="0.0555in" style:auto-text-indent="false" fo:padding="0in" fo:border="none"/>
      <style:text-properties style:font-name="Times New Roman" fo:font-size="14pt" fo:background-color="#ffffff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left="3.4445in" fo:margin-right="0in" fo:margin-top="0in" fo:margin-bottom="0.0835in" style:contextual-spacing="false" fo:line-height="100%" fo:text-align="start" style:justify-single-word="false" fo:text-indent="0.0555in" style:auto-text-indent="false" fo:padding="0in" fo:border="none"/>
      <style:text-properties style:font-name="Times New Roman" fo:font-size="14pt" officeooo:rsid="001759da" officeooo:paragraph-rsid="001759da" fo:background-color="#ffffff" style:font-name-asian="Times New Roman2" style:font-size-asian="14pt" style:font-name-complex="Times New Roman2" style:font-size-complex="14pt"/>
    </style:style>
    <style:style style:name="P21" style:family="paragraph" style:parent-style-name="Heading_20_1">
      <style:text-properties fo:font-weight="bold" officeooo:rsid="001759da" officeooo:paragraph-rsid="001759da" style:font-weight-asian="bold" style:font-weight-complex="bold"/>
    </style:style>
    <style:style style:name="P22" style:family="paragraph" style:parent-style-name="Standard">
      <style:text-properties fo:font-weight="normal" officeooo:rsid="0017a8f8" officeooo:paragraph-rsid="001759da" style:font-weight-asian="normal" style:font-weight-complex="normal"/>
    </style:style>
    <style:style style:name="P23" style:family="paragraph" style:parent-style-name="Standard">
      <style:text-properties fo:font-weight="normal" officeooo:rsid="0032d2a2" officeooo:paragraph-rsid="0032d2a2" style:font-weight-asian="normal" style:font-weight-complex="normal"/>
    </style:style>
    <style:style style:name="P24" style:family="paragraph" style:parent-style-name="Standard">
      <style:text-properties fo:font-weight="normal" officeooo:rsid="002c272f" officeooo:paragraph-rsid="002c272f" style:font-weight-asian="normal" style:font-weight-complex="normal"/>
    </style:style>
    <style:style style:name="P25" style:family="paragraph" style:parent-style-name="Standard">
      <style:text-properties fo:font-weight="normal" officeooo:rsid="002e32b0" officeooo:paragraph-rsid="002e32b0" style:font-weight-asian="normal" style:font-weight-complex="normal"/>
    </style:style>
    <style:style style:name="P26" style:family="paragraph" style:parent-style-name="Standard">
      <style:text-properties fo:font-weight="normal" officeooo:rsid="002e32b0" officeooo:paragraph-rsid="00338375" style:font-weight-asian="normal" style:font-weight-complex="normal"/>
    </style:style>
    <style:style style:name="P27" style:family="paragraph" style:parent-style-name="Standard">
      <style:text-properties fo:font-weight="normal" officeooo:rsid="00338375" officeooo:paragraph-rsid="00338375" style:font-weight-asian="normal" style:font-weight-complex="normal"/>
    </style:style>
    <style:style style:name="P28" style:family="paragraph" style:parent-style-name="Standard">
      <style:text-properties fo:font-weight="normal" officeooo:rsid="00338375" officeooo:paragraph-rsid="003478c9" style:font-weight-asian="normal" style:font-weight-complex="normal"/>
    </style:style>
    <style:style style:name="P29" style:family="paragraph" style:parent-style-name="Standard">
      <style:text-properties fo:font-weight="normal" officeooo:rsid="003018ee" officeooo:paragraph-rsid="003018ee" style:font-weight-asian="normal" style:font-weight-complex="normal"/>
    </style:style>
    <style:style style:name="P30" style:family="paragraph" style:parent-style-name="Standard">
      <style:text-properties fo:font-weight="normal" officeooo:rsid="0035b614" officeooo:paragraph-rsid="0035b614" style:font-weight-asian="normal" style:font-weight-complex="normal"/>
    </style:style>
    <style:style style:name="P31" style:family="paragraph" style:parent-style-name="Standard">
      <style:text-properties fo:font-weight="normal" officeooo:rsid="00390e44" officeooo:paragraph-rsid="00390e44" style:font-weight-asian="normal" style:font-weight-complex="normal"/>
    </style:style>
    <style:style style:name="P32" style:family="paragraph" style:parent-style-name="Standard">
      <style:text-properties fo:font-weight="normal" officeooo:rsid="00395ea8" officeooo:paragraph-rsid="00395ea8" style:font-weight-asian="normal" style:font-weight-complex="normal"/>
    </style:style>
    <style:style style:name="P33" style:family="paragraph" style:parent-style-name="Standard">
      <style:text-properties fo:font-weight="bold" officeooo:rsid="0032d2a2" officeooo:paragraph-rsid="0032d2a2" style:font-weight-asian="bold" style:font-weight-complex="bold"/>
    </style:style>
    <style:style style:name="P34" style:family="paragraph" style:parent-style-name="Standard">
      <style:text-properties fo:font-weight="bold" officeooo:rsid="003360a4" officeooo:paragraph-rsid="003360a4" style:font-weight-asian="bold" style:font-weight-complex="bold"/>
    </style:style>
    <style:style style:name="P35" style:family="paragraph" style:parent-style-name="Standard">
      <style:text-properties fo:font-weight="bold" officeooo:rsid="00378772" officeooo:paragraph-rsid="00378772" style:font-weight-asian="bold" style:font-weight-complex="bold"/>
    </style:style>
    <style:style style:name="P36" style:family="paragraph" style:parent-style-name="Standard">
      <style:text-properties fo:font-weight="bold" officeooo:rsid="0035b614" officeooo:paragraph-rsid="0035b614" style:font-weight-asian="bold" style:font-weight-complex="bold"/>
    </style:style>
    <style:style style:name="P37" style:family="paragraph" style:parent-style-name="Standard" style:list-style-name="L2">
      <style:text-properties officeooo:paragraph-rsid="0032d2a2"/>
    </style:style>
    <style:style style:name="P38" style:family="paragraph" style:parent-style-name="Standard" style:list-style-name="L3">
      <style:text-properties officeooo:paragraph-rsid="003360a4"/>
    </style:style>
    <style:style style:name="P39" style:family="paragraph" style:parent-style-name="Standard" style:list-style-name="L4">
      <style:text-properties officeooo:paragraph-rsid="003360a4"/>
    </style:style>
    <style:style style:name="P40" style:family="paragraph" style:parent-style-name="Standard">
      <style:text-properties officeooo:rsid="003478c9" officeooo:paragraph-rsid="003478c9"/>
    </style:style>
    <style:style style:name="P41" style:family="paragraph" style:parent-style-name="Standard">
      <style:text-properties officeooo:rsid="003484af" officeooo:paragraph-rsid="003484af"/>
    </style:style>
    <style:style style:name="P42" style:family="paragraph" style:parent-style-name="Standard">
      <style:text-properties fo:font-size="9pt" fo:font-weight="bold" officeooo:rsid="00378772" officeooo:paragraph-rsid="00378772" style:font-size-asian="7.84999990463257pt" style:font-weight-asian="bold" style:font-size-complex="9pt" style:font-weight-complex="bold"/>
    </style:style>
    <style:style style:name="P43" style:family="paragraph" style:parent-style-name="Standard">
      <style:text-properties fo:font-size="9pt" fo:font-weight="normal" officeooo:rsid="00378772" officeooo:paragraph-rsid="00378772" style:font-size-asian="7.84999990463257pt" style:font-weight-asian="normal" style:font-size-complex="9pt" style:font-weight-complex="normal"/>
    </style:style>
    <style:style style:name="P44" style:family="paragraph" style:parent-style-name="Standard">
      <style:text-properties fo:font-size="11pt" fo:font-weight="bold" officeooo:rsid="00378772" officeooo:paragraph-rsid="00378772" style:font-size-asian="9.60000038146973pt" style:font-weight-asian="bold" style:font-size-complex="11pt" style:font-weight-complex="bold"/>
    </style:style>
    <style:style style:name="P45" style:family="paragraph" style:parent-style-name="Standard" style:master-pag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style:page-number="1" fo:padding="0in" fo:border="none"/>
      <style:text-properties style:font-name="Times New Roman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46" style:family="paragraph" style:parent-style-name="Table_20_Contents">
      <style:text-properties fo:color="#000000" loext:opacity="100%" style:font-name="Times New Roman1" fo:font-size="12pt" fo:font-weight="normal" officeooo:rsid="003360a4" officeooo:paragraph-rsid="00338375" style:font-weight-asian="normal" style:font-weight-complex="normal"/>
    </style:style>
    <style:style style:name="P47" style:family="paragraph" style:parent-style-name="Table_20_Contents">
      <style:text-properties fo:color="#000000" loext:opacity="100%" style:font-name="Times New Roman1" fo:font-size="12pt" fo:font-weight="normal" officeooo:rsid="003360a4" officeooo:paragraph-rsid="00338375"/>
    </style:style>
    <style:style style:name="P48" style:family="paragraph" style:parent-style-name="Table_20_Contents">
      <style:text-properties fo:color="#000000" loext:opacity="100%" style:font-name="Times New Roman1" fo:font-size="12pt" fo:font-weight="normal" officeooo:rsid="00338375" officeooo:paragraph-rsid="00338375"/>
    </style:style>
    <style:style style:name="T1" style:family="text">
      <style:text-properties officeooo:rsid="00162a38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2a38" style:font-weight-asian="bold"/>
    </style:style>
    <style:style style:name="T4" style:family="text">
      <style:text-properties fo:font-weight="bold" officeooo:rsid="001c5871" style:font-weight-asian="bold" style:font-weight-complex="bold"/>
    </style:style>
    <style:style style:name="T5" style:family="text">
      <style:text-properties fo:font-weight="bold" officeooo:rsid="0030c202" style:font-weight-asian="bold" style:font-weight-complex="bold"/>
    </style:style>
    <style:style style:name="T6" style:family="text">
      <style:text-properties fo:font-weight="bold" officeooo:rsid="002bcc2c" style:font-weight-asian="bold"/>
    </style:style>
    <style:style style:name="T7" style:family="text">
      <style:text-properties fo:font-weight="bold" officeooo:rsid="0039a31a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2d2a2" style:font-weight-asian="normal" style:font-weight-complex="normal"/>
    </style:style>
    <style:style style:name="T10" style:family="text">
      <style:text-properties fo:font-weight="normal" officeooo:rsid="002c272f" style:font-weight-asian="normal" style:font-weight-complex="normal"/>
    </style:style>
    <style:style style:name="T11" style:family="text">
      <style:text-properties officeooo:rsid="001f523b"/>
    </style:style>
    <style:style style:name="T12" style:family="text">
      <style:text-properties officeooo:rsid="002c272f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3484af" style:font-size-asian="16pt" style:font-size-complex="16pt"/>
    </style:style>
    <style:style style:name="T15" style:family="text">
      <style:text-properties fo:font-size="16pt" officeooo:rsid="0035b614" style:font-size-asian="16pt" style:font-size-complex="16pt"/>
    </style:style>
    <style:style style:name="T16" style:family="text">
      <style:text-properties officeooo:rsid="0032d2a2"/>
    </style:style>
    <style:style style:name="T17" style:family="text">
      <style:text-properties officeooo:rsid="003360a4"/>
    </style:style>
    <style:style style:name="T18" style:family="text">
      <style:text-properties fo:font-style="normal" officeooo:rsid="003478c9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italic" officeooo:rsid="003478c9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aa4ca" style:font-style-asian="italic" style:font-weight-asian="normal" style:font-style-complex="italic" style:font-weight-complex="normal"/>
    </style:style>
    <style:style style:name="T24" style:family="text">
      <style:text-properties officeooo:rsid="003478c9"/>
    </style:style>
    <style:style style:name="T25" style:family="text">
      <style:text-properties officeooo:rsid="003484af"/>
    </style:style>
    <style:style style:name="T26" style:family="text">
      <style:text-properties officeooo:rsid="0035b6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осковский авиационный институт</text:p>
      <text:p text:style-name="P4">(Национальный исследовательский университет)</text:p>
      <text:p text:style-name="P8"/>
      <text:p text:style-name="P9">Факультет <text:span text:style-name="T1">и</text:span>нформационны<text:span text:style-name="T1">х </text:span>технологи<text:span text:style-name="T1">й</text:span> и прикладн<text:span text:style-name="T1">ой </text:span>математик<text:span text:style-name="T1">и</text:span></text:p>
      <text:p text:style-name="P9"/>
      <text:p text:style-name="P9">Кафедра <text:span text:style-name="T1">в</text:span>ычислительн<text:span text:style-name="T1">ой</text:span> математик<text:span text:style-name="T1">и</text:span> и <text:s/>программировани<text:span text:style-name="T1">я</text:span> </text:p>
      <text:p text:style-name="P8"><text:s text:c="2"/></text:p>
      <text:p text:style-name="P1"><text:s/></text:p>
      <text:p text:style-name="P1"><text:s/></text:p>
      <text:p text:style-name="P1"><text:s/></text:p>
      <text:p text:style-name="P1"><text:s/></text:p>
      <text:p text:style-name="P5"><text:span text:style-name="T2">Лабораторная работа № </text:span><text:span text:style-name="T7">5</text:span><text:span text:style-name="T3"> по курсу «Операционные системы»</text:span></text:p>
      <text:p text:style-name="P6">Вариант 7</text:p>
      <text:p text:style-name="P1"/>
      <text:p text:style-name="P7"><text:s/></text:p>
      <text:p text:style-name="P7"><text:s/></text:p>
      <text:p text:style-name="P1"><text:s/></text:p>
      <text:p text:style-name="P19">Студент: Саженов Константин Станиславович</text:p>
      <text:p text:style-name="P19">Группа: 8<text:span text:style-name="T11">О</text:span>-208</text:p>
      <text:p text:style-name="P19">Преподаватель: <text:span text:style-name="T1">Е. С. Миронов</text:span></text:p>
      <text:p text:style-name="P20">Вариант: 7</text:p>
      <text:p text:style-name="P19">Дата:</text:p>
      <text:p text:style-name="P19">Оценка:</text:p>
      <text:p text:style-name="P3"/>
      <text:p text:style-name="P3"/>
      <text:p text:style-name="P3"/>
      <text:p text:style-name="P3"/>
      <text:p text:style-name="P1"/>
      <text:p text:style-name="P21"><text:soft-page-break/>Лабораторная работа №<text:span text:style-name="T16">5</text:span></text:p>
      <text:p text:style-name="P16">1 <text:span text:style-name="T13">Описание</text:span></text:p>
      <text:p text:style-name="P10">Данная лабораторная работа будет выполняться в ОС Unix.</text:p>
      <text:p text:style-name="P10"/>
      <text:p text:style-name="P33">Тема: <text:span text:style-name="T8">Динамические библиотеки</text:span></text:p>
      <text:p text:style-name="P33"><text:span text:style-name="T8"/></text:p>
      <text:p text:style-name="P33">Цель работы: </text:p>
      <text:p text:style-name="P23">Приобретение практических навыков в:</text:p>
      <text:list xml:id="list3229891639" text:style-name="L2">
        <text:list-item>
          <text:p text:style-name="P37"><text:span text:style-name="T9">Создание динамических библиотек</text:span></text:p>
        </text:list-item>
        <text:list-item>
          <text:p text:style-name="P37"><text:span text:style-name="T9">Создание программ, которые используют функции динамических библиотек</text:span></text:p>
        </text:list-item>
      </text:list>
      <text:p text:style-name="P22"/>
      <text:p text:style-name="P12">Задание:</text:p>
      <text:p text:style-name="P24">Требуется создать динамические библиотеки, которые реализуют определенный функционал.</text:p>
      <text:p text:style-name="P24">Далее использовать данные библиотеки 2-мя способами:</text:p>
      <text:p text:style-name="P24">1. Во время компиляции (на этапе «линковки»/linking)</text:p>
      <text:p text:style-name="P24">2. Во время исполнения программы. Библиотеки загружаются в память с помощью</text:p>
      <text:p text:style-name="P24">интерфейса ОС для работы с динамическими библиотеками</text:p>
      <text:p text:style-name="P24">В конечном итоге, в лабораторной работе необходимо получить следующие части:</text:p>
      <text:list xml:id="list3213875637" text:style-name="L3">
        <text:list-item>
          <text:p text:style-name="P38"><text:span text:style-name="T10">Динамические библиотеки, реализующие контракты, которые заданы вариантом;</text:span></text:p>
        </text:list-item>
        <text:list-item>
          <text:p text:style-name="P38"><text:span text:style-name="T10">Тестовая программа (программа No1), которая используют одну из библиотек, используя знания полученные на этапе компиляции;</text:span></text:p>
        </text:list-item>
        <text:list-item>
          <text:p text:style-name="P38"><text:span text:style-name="T10">Тестовая программа (программа No2), которая загружает библиотеки, используя только их местоположение и контракты.</text:span></text:p>
        </text:list-item>
      </text:list>
      <text:p text:style-name="P24">Провести анализ двух типов использования библиотек.</text:p>
      <text:p text:style-name="P24"/>
      <text:p text:style-name="P24">Пользовательский ввод для обоих программ должен быть организован следующим образом:</text:p>
      <text:list xml:id="list2662946553" text:style-name="L4">
        <text:list-item>
          <text:p text:style-name="P39"><text:span text:style-name="T10">Если пользователь вводит команду «0», то программа переключает одну реализацию контрактов на другую (необходимо только для программы No2). Можно реализовать лабораторную работу без данной функции, но максимальная оценка в этом случае будет «хорошо»;</text:span></text:p>
        </text:list-item>
        <text:list-item>
          <text:p text:style-name="P39"><text:span text:style-name="T10">«1 arg1 arg2 ...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span></text:p>
        </text:list-item>
        <text:list-item>
          <text:p text:style-name="P39"><text:span text:style-name="T10">«2 arg1 arg2 ...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/text:span></text:p>
        </text:list-item>
      </text:list>
      <text:p text:style-name="P24"/>
      <text:p text:style-name="P34">Вариант № 7: <text:span text:style-name="T8">контракты: 1 – подсчет интеграла функции sin(x) на отрезке [A, B] с шагом e; 8 – перевод числа x из десятичной системы счисления в другую.</text:span></text:p>
      <text:p text:style-name="P13"><text:soft-page-break/>2 Метод решения</text:p>
      <text:p text:style-name="P25">Используемые <text:span text:style-name="T17">библиотечные</text:span> вызовы:</text:p>
      <table:table table:name="Table1" table:style-name="Table1">
        <table:table-column table:style-name="Table1.A"/>
        <table:table-column table:style-name="Table1.B"/>
        <table:table-row table:style-name="TableLine94266674080944">
          <table:table-cell table:style-name="Table1.A1" office:value-type="string">
            <text:p text:style-name="P46">void *dlopen(const char *filename, int flag);</text:p>
          </table:table-cell>
          <table:table-cell table:style-name="Table1.B1" office:value-type="string">
            <text:p text:style-name="P47">Загружает динамическую библиотеку, имя которой указано в строке filename и возвращает прямой указатель на начало загруженной библиотеки.</text:p>
          </table:table-cell>
        </table:table-row>
        <table:table-row table:style-name="TableLine94266674080944">
          <table:table-cell table:style-name="Table1.A2" office:value-type="string">
            <text:p text:style-name="P46">const char *dlerror(void);</text:p>
          </table:table-cell>
          <table:table-cell table:style-name="Table1.B2" office:value-type="string">
            <text:p text:style-name="P48">Возвращает указатель на начало строки, описывающей ошибку, полученную на предыдущем вызове.</text:p>
          </table:table-cell>
        </table:table-row>
        <table:table-row table:style-name="TableLine94266674080944">
          <table:table-cell table:style-name="Table1.A2" office:value-type="string">
            <text:p text:style-name="P46">void *dlsym(void *handle, char *symbol);</text:p>
          </table:table-cell>
          <table:table-cell table:style-name="Table1.B2" office:value-type="string">
            <text:p text:style-name="P48">Получает параметр handle, который является выходом вызова dlopen и параметр symbol, который является строкой, в которой содержится название символа, который необходимо загрузить из библиотеки. Возвращает указатль на область памяти, в которой содержится необходимый символ.</text:p>
          </table:table-cell>
        </table:table-row>
        <table:table-row table:style-name="TableLine94266674080944">
          <table:table-cell table:style-name="Table1.A2" office:value-type="string">
            <text:p text:style-name="P46">int dlclose(void *handle);</text:p>
          </table:table-cell>
          <table:table-cell table:style-name="Table1.B2" office:value-type="string">
            <text:p text:style-name="P48">Уменьшает счетчик ссылок на указатель handle и если он равен нулю, то освобождает библиотеку.</text:p>
          </table:table-cell>
        </table:table-row>
      </table:table>
      <text:p text:style-name="P26"/>
      <text:p text:style-name="P27">Лабораторная работа построена на системе сборки cmake.</text:p>
      <text:p text:style-name="P27"/>
      <text:p text:style-name="P28">Для обычной компиляции программ следует написать <text:span text:style-name="T24">в директории с файлом </text:span><text:span text:style-name="T21">CMakeLists.txt</text:span><text:span text:style-name="T24"> </text:span><text:span text:style-name="T18">«cmake .». Для выбора того, какую реализацию стоит использовать при компиляции со статической библиотекой, следует написать </text:span></text:p>
      <text:p text:style-name="P28"><text:span text:style-name="T18">«cmake . -Dlab_link_type=first», где first показывает, что нужно использовать первую реализацию; «second» означало бы, что нужно использовать вторую реализацию.</text:span></text:p>
      <text:p text:style-name="P28"><text:span text:style-name="T18"/></text:p>
      <text:p text:style-name="P40"><text:span text:style-name="T20">В </text:span><text:span text:style-name="T22">C</text:span><text:span text:style-name="T23">M</text:span><text:span text:style-name="T22">akeLists.txt</text:span><text:span text:style-name="T20"> происходит создание двух динамических библиотек с одним и тем же общим заголовком и с библиотекой m, что ознчает math. После идет обработка данных, переданных пользователем и затем компиляция выбранной пользователем библиотеки(для статической версии). Для динамической версии происходит установление зависимости главной программы от двух динамических библиотек.</text:span></text:p>
      <text:p text:style-name="P40"/>
      <text:p text:style-name="P41"><text:span text:style-name="T20">При обычной компиляции динамических библиотек для запуска динамической версии программы необходимо для начала экспорировать перменную окружения </text:span><text:span text:style-name="T19">LD_LIBRARY_PATH</text:span><text:span text:style-name="T20">,</text:span><text:span text:style-name="T19"> </text:span><text:span text:style-name="T20">но при использовании cmake данная необходимость отпадает.</text:span></text:p>
      <text:p text:style-name="P17"><text:span text:style-name="T12">3</text:span> <text:span text:style-name="T14">Консоль</text:span></text:p>
      <text:p text:style-name="P29">╭─sakost@sakost-pc ~/university/2 course/os/5 lab/cmake-build-debug ‹master*›</text:p>
      <text:p text:style-name="P29">╰─$ ./dynMain</text:p>
      <text:p text:style-name="P29">1 0 10 1</text:p>
      <text:p text:style-name="P29">1.113739</text:p>
      <text:p text:style-name="P29">0</text:p>
      <text:p text:style-name="P29">Ok. Contract was changed</text:p>
      <text:p text:style-name="P29">Now context is second</text:p>
      <text:p text:style-name="P29">1 0 10 1</text:p>
      <text:p text:style-name="P29">1.683199</text:p>
      <text:p text:style-name="P29"><text:soft-page-break/>1 0 10 0.1</text:p>
      <text:p text:style-name="P29">1.837538</text:p>
      <text:p text:style-name="P29">0</text:p>
      <text:p text:style-name="P29">Ok. Contract was changed</text:p>
      <text:p text:style-name="P29">Now context is first</text:p>
      <text:p text:style-name="P29">1 0 10 0.1</text:p>
      <text:p text:style-name="P29">1.854756</text:p>
      <text:p text:style-name="P29">2 10</text:p>
      <text:p text:style-name="P29">Translate integer(10) from 10 base to 2 base</text:p>
      <text:p text:style-name="P29">1010</text:p>
      <text:p text:style-name="P29">0</text:p>
      <text:p text:style-name="P29">Ok. Contract was changed</text:p>
      <text:p text:style-name="P29">Now context is second</text:p>
      <text:p text:style-name="P29">2 10</text:p>
      <text:p text:style-name="P29">Translate integer(10) from 10 base to 3 base</text:p>
      <text:p text:style-name="P29">101</text:p>
      <text:p text:style-name="P29">2 8</text:p>
      <text:p text:style-name="P29">Translate integer(8) from 10 base to 3 base</text:p>
      <text:p text:style-name="P29">22</text:p>
      <text:p text:style-name="P29">0</text:p>
      <text:p text:style-name="P29">Ok. Contract was changed</text:p>
      <text:p text:style-name="P29">Now context is first</text:p>
      <text:p text:style-name="P29">2 8</text:p>
      <text:p text:style-name="P29">Translate integer(8) from 10 base to 2 base</text:p>
      <text:p text:style-name="P29">1000</text:p>
      <text:p text:style-name="P29">2 7</text:p>
      <text:p text:style-name="P29">Translate integer(7) from 10 base to 2 base</text:p>
      <text:p text:style-name="P29">111</text:p>
      <text:p text:style-name="P29">0</text:p>
      <text:p text:style-name="P29">Ok. Contract was changed</text:p>
      <text:p text:style-name="P29">Now context is second</text:p>
      <text:p text:style-name="P29">2 7</text:p>
      <text:p text:style-name="P29">Translate integer(7) from 10 base to 3 base</text:p>
      <text:p text:style-name="P29">21</text:p>
      <text:p text:style-name="P15"><text:span text:style-name="T12">4</text:span> <text:span text:style-name="T26">s</text:span><text:span text:style-name="T14">trace </text:span><text:span text:style-name="T15">&amp; ltrace</text:span></text:p>
      <text:p text:style-name="P36">strace:</text:p>
      <text:p text:style-name="P30"/>
      <text:p text:style-name="P30">execve("./dynMain", ["./dynMain"], 0x7ffc9dd37e00 /* 55 vars */) = 0</text:p>
      <text:p text:style-name="P30">brk(NULL) <text:s text:c="30"/>= 0x5611987a3000</text:p>
      <text:p text:style-name="P30">arch_prctl(0x3001 /* ARCH_??? */, 0x7ffe4043d6e0) = -1 EINVAL (Недопустимый аргумент)</text:p>
      <text:p text:style-name="P30">access("/etc/ld.so.preload", R_OK) <text:s text:c="5"/>= -1 ENOENT (Нет такого файла или каталога)</text:p>
      <text:p text:style-name="P30">openat(AT_FDCWD, "tls/haswell/x86_64/libdl.so.2", O_RDONLY|O_CLOEXEC) = -1 <text:soft-page-break/>ENOENT (Нет такого файла или каталога)</text:p>
      <text:p text:style-name="P30">openat(AT_FDCWD, "tls/haswell/libdl.so.2", O_RDONLY|O_CLOEXEC) = -1 ENOENT (Нет такого файла или каталога)</text:p>
      <text:p text:style-name="P30">openat(AT_FDCWD, "tls/x86_64/libdl.so.2", O_RDONLY|O_CLOEXEC) = -1 ENOENT (Нет такого файла или каталога)</text:p>
      <text:p text:style-name="P30">openat(AT_FDCWD, "tls/libdl.so.2", O_RDONLY|O_CLOEXEC) = -1 ENOENT (Нет такого файла или каталога)</text:p>
      <text:p text:style-name="P30">openat(AT_FDCWD, "haswell/x86_64/libdl.so.2", O_RDONLY|O_CLOEXEC) = -1 ENOENT (Нет такого файла или каталога)</text:p>
      <text:p text:style-name="P30">openat(AT_FDCWD, "haswell/libdl.so.2", O_RDONLY|O_CLOEXEC) = -1 ENOENT (Нет такого файла или каталога)</text:p>
      <text:p text:style-name="P30">openat(AT_FDCWD, "x86_64/libdl.so.2", O_RDONLY|O_CLOEXEC) = -1 ENOENT (Нет такого файла или каталога)</text:p>
      <text:p text:style-name="P30">openat(AT_FDCWD, "libdl.so.2", O_RDONLY|O_CLOEXEC) = -1 ENOENT (Нет такого файла или каталога)</text:p>
      <text:p text:style-name="P30">openat(AT_FDCWD, "/usr/local/lib/tls/haswell/x86_64/libdl.so.2", O_RDONLY|O_CLOEXEC) = -1 ENOENT (Нет такого файла или каталога)</text:p>
      <text:p text:style-name="P30">stat("/usr/local/lib/tls/haswell/x86_64", 0x7ffe4043c880) = -1 ENOENT (Нет такого файла или каталога)</text:p>
      <text:p text:style-name="P30">openat(AT_FDCWD, "/usr/local/lib/tls/haswell/libdl.so.2", O_RDONLY|O_CLOEXEC) = -1 ENOENT (Нет такого файла или каталога)</text:p>
      <text:p text:style-name="P30">stat("/usr/local/lib/tls/haswell", 0x7ffe4043c880) = -1 ENOENT (Нет такого файла или каталога)</text:p>
      <text:p text:style-name="P30">openat(AT_FDCWD, "/usr/local/lib/tls/x86_64/libdl.so.2", O_RDONLY|O_CLOEXEC) = -1 ENOENT (Нет такого файла или каталога)</text:p>
      <text:p text:style-name="P30">stat("/usr/local/lib/tls/x86_64", 0x7ffe4043c880) = -1 ENOENT (Нет такого файла или каталога)</text:p>
      <text:p text:style-name="P30">openat(AT_FDCWD, "/usr/local/lib/tls/libdl.so.2", O_RDONLY|O_CLOEXEC) = -1 ENOENT (Нет такого файла или каталога)</text:p>
      <text:p text:style-name="P30">stat("/usr/local/lib/tls", 0x7ffe4043c880) = -1 ENOENT (Нет такого файла или каталога)</text:p>
      <text:p text:style-name="P30">openat(AT_FDCWD, "/usr/local/lib/haswell/x86_64/libdl.so.2", O_RDONLY|O_CLOEXEC) = -1 ENOENT (Нет такого файла или каталога)</text:p>
      <text:p text:style-name="P30">stat("/usr/local/lib/haswell/x86_64", 0x7ffe4043c880) = -1 ENOENT (Нет такого файла или каталога)</text:p>
      <text:p text:style-name="P30">openat(AT_FDCWD, "/usr/local/lib/haswell/libdl.so.2", O_RDONLY|O_CLOEXEC) = -1 ENOENT (Нет такого файла или каталога)</text:p>
      <text:p text:style-name="P30">stat("/usr/local/lib/haswell", 0x7ffe4043c880) = -1 ENOENT (Нет такого файла или каталога)</text:p>
      <text:p text:style-name="P30">openat(AT_FDCWD, "/usr/local/lib/x86_64/libdl.so.2", O_RDONLY|O_CLOEXEC) = -1 ENOENT (Нет такого файла или каталога)</text:p>
      <text:p text:style-name="P30">stat("/usr/local/lib/x86_64", 0x7ffe4043c880) = -1 ENOENT (Нет такого файла или каталога)</text:p>
      <text:p text:style-name="P30">openat(AT_FDCWD, "/usr/local/lib/libdl.so.2", O_RDONLY|O_CLOEXEC) = -1 ENOENT (Нет такого файла или каталога)</text:p>
      <text:p text:style-name="P30">stat("/usr/local/lib", {st_mode=S_IFDIR|0755, st_size=12288, ...}) = 0</text:p>
      <text:p text:style-name="P30"><text:soft-page-break/>openat(AT_FDCWD, "./tls/haswell/x86_64/libdl.so.2", O_RDONLY|O_CLOEXEC) = -1 ENOENT (Нет такого файла или каталога)</text:p>
      <text:p text:style-name="P30">openat(AT_FDCWD, "./tls/haswell/libdl.so.2", O_RDONLY|O_CLOEXEC) = -1 ENOENT (Нет такого файла или каталога)</text:p>
      <text:p text:style-name="P30">openat(AT_FDCWD, "./tls/x86_64/libdl.so.2", O_RDONLY|O_CLOEXEC) = -1 ENOENT (Нет такого файла или каталога)</text:p>
      <text:p text:style-name="P30">openat(AT_FDCWD, "./tls/libdl.so.2", O_RDONLY|O_CLOEXEC) = -1 ENOENT (Нет такого файла или каталога)</text:p>
      <text:p text:style-name="P30">openat(AT_FDCWD, "./haswell/x86_64/libdl.so.2", O_RDONLY|O_CLOEXEC) = -1 ENOENT (Нет такого файла или каталога)</text:p>
      <text:p text:style-name="P30">openat(AT_FDCWD, "./haswell/libdl.so.2", O_RDONLY|O_CLOEXEC) = -1 ENOENT (Нет такого файла или каталога)</text:p>
      <text:p text:style-name="P30">openat(AT_FDCWD, "./x86_64/libdl.so.2", O_RDONLY|O_CLOEXEC) = -1 ENOENT (Нет такого файла или каталога)</text:p>
      <text:p text:style-name="P30">openat(AT_FDCWD, "./libdl.so.2", O_RDONLY|O_CLOEXEC) = -1 ENOENT (Нет такого файла или каталога)</text:p>
      <text:p text:style-name="P30">openat(AT_FDCWD, "/etc/ld.so.cache", O_RDONLY|O_CLOEXEC) = 3</text:p>
      <text:p text:style-name="P30">fstat(3, {st_mode=S_IFREG|0644, st_size=329160, ...}) = 0</text:p>
      <text:p text:style-name="P30">mmap(NULL, 329160, PROT_READ, MAP_PRIVATE, 3, 0) = 0x7f9690e4a000</text:p>
      <text:p text:style-name="P30">close(3) <text:s text:c="31"/>= 0</text:p>
      <text:p text:style-name="P30">openat(AT_FDCWD, "/usr/lib/libdl.so.2", O_RDONLY|O_CLOEXEC) = 3</text:p>
      <text:p text:style-name="P30">read(3, "\177ELF\2\1\1\0\0\0\0\0\0\0\0\0\3\0&gt;\0\1\0\0\0\20\22\0\0\0\0\0\0"..., 832) = 832</text:p>
      <text:p text:style-name="P30">fstat(3, {st_mode=S_IFREG|0755, st_size=18608, ...}) = 0</text:p>
      <text:p text:style-name="P30">mmap(NULL, 8192, PROT_READ|PROT_WRITE, MAP_PRIVATE|MAP_ANONYMOUS, -1, 0) = 0x7f9690e48000</text:p>
      <text:p text:style-name="P30">mmap(NULL, 20624, PROT_READ, MAP_PRIVATE|MAP_DENYWRITE, 3, 0) = 0x7f9690e42000</text:p>
      <text:p text:style-name="P30">mmap(0x7f9690e43000, 8192, PROT_READ|PROT_EXEC, MAP_PRIVATE|MAP_FIXED|MAP_DENYWRITE, 3, 0x1000) = 0x7f9690e43000</text:p>
      <text:p text:style-name="P30">mmap(0x7f9690e45000, 4096, PROT_READ, MAP_PRIVATE|MAP_FIXED|MAP_DENYWRITE, 3, 0x3000) = 0x7f9690e45000</text:p>
      <text:p text:style-name="P30">mmap(0x7f9690e46000, 8192, PROT_READ|PROT_WRITE, MAP_PRIVATE|MAP_FIXED|MAP_DENYWRITE, 3, 0x3000) = 0x7f9690e46000</text:p>
      <text:p text:style-name="P30">close(3) <text:s text:c="31"/>= 0</text:p>
      <text:p text:style-name="P30">openat(AT_FDCWD, "tls/haswell/x86_64/libc.so.6", O_RDONLY|O_CLOEXEC) = -1 ENOENT (Нет такого файла или каталога)</text:p>
      <text:p text:style-name="P30">openat(AT_FDCWD, "tls/haswell/libc.so.6", O_RDONLY|O_CLOEXEC) = -1 ENOENT (Нет такого файла или каталога)</text:p>
      <text:p text:style-name="P30">openat(AT_FDCWD, "tls/x86_64/libc.so.6", O_RDONLY|O_CLOEXEC) = -1 ENOENT (Нет такого файла или каталога)</text:p>
      <text:p text:style-name="P30">openat(AT_FDCWD, "tls/libc.so.6", O_RDONLY|O_CLOEXEC) = -1 ENOENT (Нет такого файла или каталога)</text:p>
      <text:p text:style-name="P30">openat(AT_FDCWD, "haswell/x86_64/libc.so.6", O_RDONLY|O_CLOEXEC) = -1 ENOENT (Нет такого файла или каталога)</text:p>
      <text:p text:style-name="P30">openat(AT_FDCWD, "haswell/libc.so.6", O_RDONLY|O_CLOEXEC) = -1 ENOENT (Нет <text:soft-page-break/>такого файла или каталога)</text:p>
      <text:p text:style-name="P30">openat(AT_FDCWD, "x86_64/libc.so.6", O_RDONLY|O_CLOEXEC) = -1 ENOENT (Нет такого файла или каталога)</text:p>
      <text:p text:style-name="P30">openat(AT_FDCWD, "libc.so.6", O_RDONLY|O_CLOEXEC) = -1 ENOENT (Нет такого файла или каталога)</text:p>
      <text:p text:style-name="P30">openat(AT_FDCWD, "/usr/local/lib/libc.so.6", O_RDONLY|O_CLOEXEC) = -1 ENOENT (Нет такого файла или каталога)</text:p>
      <text:p text:style-name="P30">openat(AT_FDCWD, "./tls/haswell/x86_64/libc.so.6", O_RDONLY|O_CLOEXEC) = -1 ENOENT (Нет такого файла или каталога)</text:p>
      <text:p text:style-name="P30">openat(AT_FDCWD, "./tls/haswell/libc.so.6", O_RDONLY|O_CLOEXEC) = -1 ENOENT (Нет такого файла или каталога)</text:p>
      <text:p text:style-name="P30">openat(AT_FDCWD, "./tls/x86_64/libc.so.6", O_RDONLY|O_CLOEXEC) = -1 ENOENT (Нет такого файла или каталога)</text:p>
      <text:p text:style-name="P30">openat(AT_FDCWD, "./tls/libc.so.6", O_RDONLY|O_CLOEXEC) = -1 ENOENT (Нет такого файла или каталога)</text:p>
      <text:p text:style-name="P30">openat(AT_FDCWD, "./haswell/x86_64/libc.so.6", O_RDONLY|O_CLOEXEC) = -1 ENOENT (Нет такого файла или каталога)</text:p>
      <text:p text:style-name="P30">openat(AT_FDCWD, "./haswell/libc.so.6", O_RDONLY|O_CLOEXEC) = -1 ENOENT (Нет такого файла или каталога)</text:p>
      <text:p text:style-name="P30">openat(AT_FDCWD, "./x86_64/libc.so.6", O_RDONLY|O_CLOEXEC) = -1 ENOENT (Нет такого файла или каталога)</text:p>
      <text:p text:style-name="P30">openat(AT_FDCWD, "./libc.so.6", O_RDONLY|O_CLOEXEC) = -1 ENOENT (Нет такого файла или каталога)</text:p>
      <text:p text:style-name="P30">openat(AT_FDCWD, "/usr/lib/libc.so.6", O_RDONLY|O_CLOEXEC) = 3</text:p>
      <text:p text:style-name="P30">read(3, "\177ELF\2\1\1\3\0\0\0\0\0\0\0\0\3\0&gt;\0\1\0\0\0\220\202\2\0\0\0\0\0"..., 832) = 832</text:p>
      <text:p text:style-name="P30">pread64(3, "\6\0\0\0\4\0\0\0@\0\0\0\0\0\0\0@\0\0\0\0\0\0\0@\0\0\0\0\0\0\0"..., 784, 64) = 784</text:p>
      <text:p text:style-name="P30">pread64(3, "\4\0\0\0\20\0\0\0\5\0\0\0GNU\0\2\0\0\300\4\0\0\0\3\0\0\0\0\0\0\0", 32, 848) = 32</text:p>
      <text:p text:style-name="P30">pread64(3, "\4\0\0\0\24\0\0\0\3\0\0\0GNU\0\207\360\21\247\344\314?\306\nT\320\323\335i\16t"..., 68, 880) = 68</text:p>
      <text:p text:style-name="P30">fstat(3, {st_mode=S_IFREG|0755, st_size=2159552, ...}) = 0</text:p>
      <text:p text:style-name="P30">pread64(3, "\6\0\0\0\4\0\0\0@\0\0\0\0\0\0\0@\0\0\0\0\0\0\0@\0\0\0\0\0\0\0"..., 784, 64) = 784</text:p>
      <text:p text:style-name="P30">mmap(NULL, 1868448, PROT_READ, MAP_PRIVATE|MAP_DENYWRITE, 3, 0) = 0x7f9690c79000</text:p>
      <text:p text:style-name="P30">mmap(0x7f9690c9f000, 1363968, PROT_READ|PROT_EXEC, MAP_PRIVATE|MAP_FIXED|MAP_DENYWRITE, 3, 0x26000) = 0x7f9690c9f000</text:p>
      <text:p text:style-name="P30">mmap(0x7f9690dec000, 311296, PROT_READ, MAP_PRIVATE|MAP_FIXED|MAP_DENYWRITE, 3, 0x173000) = 0x7f9690dec000</text:p>
      <text:p text:style-name="P30">mmap(0x7f9690e38000, 24576, PROT_READ|PROT_WRITE, MAP_PRIVATE|MAP_FIXED|MAP_DENYWRITE, 3, 0x1be000) = 0x7f9690e38000</text:p>
      <text:p text:style-name="P30">mmap(0x7f9690e3e000, 12960, PROT_READ|PROT_WRITE, MAP_PRIVATE|MAP_FIXED|MAP_ANONYMOUS, -1, 0) = 0x7f9690e3e000</text:p>
      <text:p text:style-name="P30">close(3) <text:s text:c="31"/>= 0</text:p>
      <text:p text:style-name="P30">mmap(NULL, 12288, PROT_READ|PROT_WRITE, MAP_PRIVATE|MAP_ANONYMOUS, -1, 0) = 0x7f9690c76000</text:p>
      <text:p text:style-name="P30">arch_prctl(ARCH_SET_FS, 0x7f9690c76740) = 0</text:p>
      <text:p text:style-name="P30"><text:soft-page-break/>mprotect(0x7f9690e38000, 12288, PROT_READ) = 0</text:p>
      <text:p text:style-name="P30">mprotect(0x7f9690e46000, 4096, PROT_READ) = 0</text:p>
      <text:p text:style-name="P30">mprotect(0x561197db8000, 4096, PROT_READ) = 0</text:p>
      <text:p text:style-name="P30">mprotect(0x7f9690ec7000, 4096, PROT_READ) = 0</text:p>
      <text:p text:style-name="P30">munmap(0x7f9690e4a000, 329160) <text:s text:c="9"/>= 0</text:p>
      <text:p text:style-name="P30">openat(AT_FDCWD, "tls/haswell/x86_64/libfirst.so", O_RDONLY|O_CLOEXEC) = -1 ENOENT (Нет такого файла или каталога)</text:p>
      <text:p text:style-name="P30">openat(AT_FDCWD, "tls/haswell/libfirst.so", O_RDONLY|O_CLOEXEC) = -1 ENOENT (Нет такого файла или каталога)</text:p>
      <text:p text:style-name="P30">openat(AT_FDCWD, "tls/x86_64/libfirst.so", O_RDONLY|O_CLOEXEC) = -1 ENOENT (Нет такого файла или каталога)</text:p>
      <text:p text:style-name="P30">openat(AT_FDCWD, "tls/libfirst.so", O_RDONLY|O_CLOEXEC) = -1 ENOENT (Нет такого файла или каталога)</text:p>
      <text:p text:style-name="P30">openat(AT_FDCWD, "haswell/x86_64/libfirst.so", O_RDONLY|O_CLOEXEC) = -1 ENOENT (Нет такого файла или каталога)</text:p>
      <text:p text:style-name="P30">openat(AT_FDCWD, "haswell/libfirst.so", O_RDONLY|O_CLOEXEC) = -1 ENOENT (Нет такого файла или каталога)</text:p>
      <text:p text:style-name="P30">openat(AT_FDCWD, "x86_64/libfirst.so", O_RDONLY|O_CLOEXEC) = -1 ENOENT (Нет такого файла или каталога)</text:p>
      <text:p text:style-name="P30">openat(AT_FDCWD, "libfirst.so", O_RDONLY|O_CLOEXEC) = 3</text:p>
      <text:p text:style-name="P30">read(3, "\177ELF\2\1\1\0\0\0\0\0\0\0\0\0\3\0&gt;\0\1\0\0\0\200\20\0\0\0\0\0\0"..., 832) = 832</text:p>
      <text:p text:style-name="P30">brk(NULL) <text:s text:c="30"/>= 0x5611987a3000</text:p>
      <text:p text:style-name="P30">brk(0x5611987c4000) <text:s text:c="20"/>= 0x5611987c4000</text:p>
      <text:p text:style-name="P30">fstat(3, {st_mode=S_IFREG|0755, st_size=17784, ...}) = 0</text:p>
      <text:p text:style-name="P30">getcwd("/home/sakost/university/2 course/os/5 lab/cmake-build-debug", 128) = 60</text:p>
      <text:p text:style-name="P30">mmap(NULL, 16464, PROT_READ, MAP_PRIVATE|MAP_DENYWRITE, 3, 0) = 0x7f9690e96000</text:p>
      <text:p text:style-name="P30">mmap(0x7f9690e97000, 4096, PROT_READ|PROT_EXEC, MAP_PRIVATE|MAP_FIXED|MAP_DENYWRITE, 3, 0x1000) = 0x7f9690e97000</text:p>
      <text:p text:style-name="P30">mmap(0x7f9690e98000, 4096, PROT_READ, MAP_PRIVATE|MAP_FIXED|MAP_DENYWRITE, 3, 0x2000) = 0x7f9690e98000</text:p>
      <text:p text:style-name="P30">mmap(0x7f9690e99000, 8192, PROT_READ|PROT_WRITE, MAP_PRIVATE|MAP_FIXED|MAP_DENYWRITE, 3, 0x2000) = 0x7f9690e99000</text:p>
      <text:p text:style-name="P30">close(3) <text:s text:c="31"/>= 0</text:p>
      <text:p text:style-name="P30">openat(AT_FDCWD, "tls/haswell/x86_64/libm.so.6", O_RDONLY|O_CLOEXEC) = -1 ENOENT (Нет такого файла или каталога)</text:p>
      <text:p text:style-name="P30">openat(AT_FDCWD, "tls/haswell/libm.so.6", O_RDONLY|O_CLOEXEC) = -1 ENOENT (Нет такого файла или каталога)</text:p>
      <text:p text:style-name="P30">openat(AT_FDCWD, "tls/x86_64/libm.so.6", O_RDONLY|O_CLOEXEC) = -1 ENOENT (Нет такого файла или каталога)</text:p>
      <text:p text:style-name="P30">openat(AT_FDCWD, "tls/libm.so.6", O_RDONLY|O_CLOEXEC) = -1 ENOENT (Нет такого файла или каталога)</text:p>
      <text:p text:style-name="P30">openat(AT_FDCWD, "haswell/x86_64/libm.so.6", O_RDONLY|O_CLOEXEC) = -1 ENOENT (Нет такого файла или каталога)</text:p>
      <text:p text:style-name="P30">openat(AT_FDCWD, "haswell/libm.so.6", O_RDONLY|O_CLOEXEC) = -1 ENOENT (Нет <text:soft-page-break/>такого файла или каталога)</text:p>
      <text:p text:style-name="P30">openat(AT_FDCWD, "x86_64/libm.so.6", O_RDONLY|O_CLOEXEC) = -1 ENOENT (Нет такого файла или каталога)</text:p>
      <text:p text:style-name="P30">openat(AT_FDCWD, "libm.so.6", O_RDONLY|O_CLOEXEC) = -1 ENOENT (Нет такого файла или каталога)</text:p>
      <text:p text:style-name="P30">openat(AT_FDCWD, "/usr/local/lib/libm.so.6", O_RDONLY|O_CLOEXEC) = -1 ENOENT (Нет такого файла или каталога)</text:p>
      <text:p text:style-name="P30">openat(AT_FDCWD, "./tls/haswell/x86_64/libm.so.6", O_RDONLY|O_CLOEXEC) = -1 ENOENT (Нет такого файла или каталога)</text:p>
      <text:p text:style-name="P30">openat(AT_FDCWD, "./tls/haswell/libm.so.6", O_RDONLY|O_CLOEXEC) = -1 ENOENT (Нет такого файла или каталога)</text:p>
      <text:p text:style-name="P30">openat(AT_FDCWD, "./tls/x86_64/libm.so.6", O_RDONLY|O_CLOEXEC) = -1 ENOENT (Нет такого файла или каталога)</text:p>
      <text:p text:style-name="P30">openat(AT_FDCWD, "./tls/libm.so.6", O_RDONLY|O_CLOEXEC) = -1 ENOENT (Нет такого файла или каталога)</text:p>
      <text:p text:style-name="P30">openat(AT_FDCWD, "./haswell/x86_64/libm.so.6", O_RDONLY|O_CLOEXEC) = -1 ENOENT (Нет такого файла или каталога)</text:p>
      <text:p text:style-name="P30">openat(AT_FDCWD, "./haswell/libm.so.6", O_RDONLY|O_CLOEXEC) = -1 ENOENT (Нет такого файла или каталога)</text:p>
      <text:p text:style-name="P30">openat(AT_FDCWD, "./x86_64/libm.so.6", O_RDONLY|O_CLOEXEC) = -1 ENOENT (Нет такого файла или каталога)</text:p>
      <text:p text:style-name="P30">openat(AT_FDCWD, "./libm.so.6", O_RDONLY|O_CLOEXEC) = -1 ENOENT (Нет такого файла или каталога)</text:p>
      <text:p text:style-name="P30">openat(AT_FDCWD, "/etc/ld.so.cache", O_RDONLY|O_CLOEXEC) = 3</text:p>
      <text:p text:style-name="P30">fstat(3, {st_mode=S_IFREG|0644, st_size=329160, ...}) = 0</text:p>
      <text:p text:style-name="P30">mmap(NULL, 329160, PROT_READ, MAP_PRIVATE, 3, 0) = 0x7f9690c25000</text:p>
      <text:p text:style-name="P30">close(3) <text:s text:c="31"/>= 0</text:p>
      <text:p text:style-name="P30">openat(AT_FDCWD, "/usr/lib/libm.so.6", O_RDONLY|O_CLOEXEC) = 3</text:p>
      <text:p text:style-name="P30">read(3, "\177ELF\2\1\1\3\0\0\0\0\0\0\0\0\3\0&gt;\0\1\0\0\0\260\363\0\0\0\0\0\0"..., 832) = 832</text:p>
      <text:p text:style-name="P30">fstat(3, {st_mode=S_IFREG|0755, st_size=1332096, ...}) = 0</text:p>
      <text:p text:style-name="P30">mmap(NULL, 1331224, PROT_READ, MAP_PRIVATE|MAP_DENYWRITE, 3, 0) = 0x7f9690adf000</text:p>
      <text:p text:style-name="P30">mmap(0x7f9690aee000, 638976, PROT_READ|PROT_EXEC, MAP_PRIVATE|MAP_FIXED|MAP_DENYWRITE, 3, 0xf000) = 0x7f9690aee000</text:p>
      <text:p text:style-name="P30">mmap(0x7f9690b8a000, 626688, PROT_READ, MAP_PRIVATE|MAP_FIXED|MAP_DENYWRITE, 3, 0xab000) = 0x7f9690b8a000</text:p>
      <text:p text:style-name="P30">mmap(0x7f9690c23000, 8192, PROT_READ|PROT_WRITE, MAP_PRIVATE|MAP_FIXED|MAP_DENYWRITE, 3, 0x143000) = 0x7f9690c23000</text:p>
      <text:p text:style-name="P30">close(3) <text:s text:c="31"/>= 0</text:p>
      <text:p text:style-name="P30">mprotect(0x7f9690c23000, 4096, PROT_READ) = 0</text:p>
      <text:p text:style-name="P30">mprotect(0x7f9690e99000, 4096, PROT_READ) = 0</text:p>
      <text:p text:style-name="P30">munmap(0x7f9690c25000, 329160) <text:s text:c="9"/>= 0</text:p>
      <text:p text:style-name="P30">fstat(0, {st_mode=S_IFCHR|0620, st_rdev=makedev(0x88, 0x1), ...}) = 0</text:p>
      <text:p text:style-name="P30">read(0, 0</text:p>
      <text:p text:style-name="P30">"0\n", 1024) <text:s text:c="19"/>= 2</text:p>
      <text:p text:style-name="P30"><text:soft-page-break/>munmap(0x7f9690e96000, 16464) <text:s text:c="10"/>= 0</text:p>
      <text:p text:style-name="P30">munmap(0x7f9690adf000, 1331224) <text:s text:c="8"/>= 0</text:p>
      <text:p text:style-name="P30">openat(AT_FDCWD, "tls/haswell/x86_64/libsecond.so", O_RDONLY|O_CLOEXEC) = -1 ENOENT (Нет такого файла или каталога)</text:p>
      <text:p text:style-name="P30">openat(AT_FDCWD, "tls/haswell/libsecond.so", O_RDONLY|O_CLOEXEC) = -1 ENOENT (Нет такого файла или каталога)</text:p>
      <text:p text:style-name="P30">openat(AT_FDCWD, "tls/x86_64/libsecond.so", O_RDONLY|O_CLOEXEC) = -1 ENOENT (Нет такого файла или каталога)</text:p>
      <text:p text:style-name="P30">openat(AT_FDCWD, "tls/libsecond.so", O_RDONLY|O_CLOEXEC) = -1 ENOENT (Нет такого файла или каталога)</text:p>
      <text:p text:style-name="P30">openat(AT_FDCWD, "haswell/x86_64/libsecond.so", O_RDONLY|O_CLOEXEC) = -1 ENOENT (Нет такого файла или каталога)</text:p>
      <text:p text:style-name="P30">openat(AT_FDCWD, "haswell/libsecond.so", O_RDONLY|O_CLOEXEC) = -1 ENOENT (Нет такого файла или каталога)</text:p>
      <text:p text:style-name="P30">openat(AT_FDCWD, "x86_64/libsecond.so", O_RDONLY|O_CLOEXEC) = -1 ENOENT (Нет такого файла или каталога)</text:p>
      <text:p text:style-name="P30">openat(AT_FDCWD, "libsecond.so", O_RDONLY|O_CLOEXEC) = 3</text:p>
      <text:p text:style-name="P30">read(3, "\177ELF\2\1\1\0\0\0\0\0\0\0\0\0\3\0&gt;\0\1\0\0\0\200\20\0\0\0\0\0\0"..., 832) = 832</text:p>
      <text:p text:style-name="P30">fstat(3, {st_mode=S_IFREG|0755, st_size=17864, ...}) = 0</text:p>
      <text:p text:style-name="P30">getcwd("/home/sakost/university/2 course/os/5 lab/cmake-build-debug", 128) = 60</text:p>
      <text:p text:style-name="P30">mmap(NULL, 16464, PROT_READ, MAP_PRIVATE|MAP_DENYWRITE, 3, 0) = 0x7f9690e96000</text:p>
      <text:p text:style-name="P30">mmap(0x7f9690e97000, 4096, PROT_READ|PROT_EXEC, MAP_PRIVATE|MAP_FIXED|MAP_DENYWRITE, 3, 0x1000) = 0x7f9690e97000</text:p>
      <text:p text:style-name="P30">mmap(0x7f9690e98000, 4096, PROT_READ, MAP_PRIVATE|MAP_FIXED|MAP_DENYWRITE, 3, 0x2000) = 0x7f9690e98000</text:p>
      <text:p text:style-name="P30">mmap(0x7f9690e99000, 8192, PROT_READ|PROT_WRITE, MAP_PRIVATE|MAP_FIXED|MAP_DENYWRITE, 3, 0x2000) = 0x7f9690e99000</text:p>
      <text:p text:style-name="P30">close(3) <text:s text:c="31"/>= 0</text:p>
      <text:p text:style-name="P30">openat(AT_FDCWD, "tls/haswell/x86_64/libm.so.6", O_RDONLY|O_CLOEXEC) = -1 ENOENT (Нет такого файла или каталога)</text:p>
      <text:p text:style-name="P30">openat(AT_FDCWD, "tls/haswell/libm.so.6", O_RDONLY|O_CLOEXEC) = -1 ENOENT (Нет такого файла или каталога)</text:p>
      <text:p text:style-name="P30">openat(AT_FDCWD, "tls/x86_64/libm.so.6", O_RDONLY|O_CLOEXEC) = -1 ENOENT (Нет такого файла или каталога)</text:p>
      <text:p text:style-name="P30">openat(AT_FDCWD, "tls/libm.so.6", O_RDONLY|O_CLOEXEC) = -1 ENOENT (Нет такого файла или каталога)</text:p>
      <text:p text:style-name="P30">openat(AT_FDCWD, "haswell/x86_64/libm.so.6", O_RDONLY|O_CLOEXEC) = -1 ENOENT (Нет такого файла или каталога)</text:p>
      <text:p text:style-name="P30">openat(AT_FDCWD, "haswell/libm.so.6", O_RDONLY|O_CLOEXEC) = -1 ENOENT (Нет такого файла или каталога)</text:p>
      <text:p text:style-name="P30">openat(AT_FDCWD, "x86_64/libm.so.6", O_RDONLY|O_CLOEXEC) = -1 ENOENT (Нет такого файла или каталога)</text:p>
      <text:p text:style-name="P30">openat(AT_FDCWD, "libm.so.6", O_RDONLY|O_CLOEXEC) = -1 ENOENT (Нет такого файла или каталога)</text:p>
      <text:p text:style-name="P30"><text:soft-page-break/>openat(AT_FDCWD, "/usr/local/lib/libm.so.6", O_RDONLY|O_CLOEXEC) = -1 ENOENT (Нет такого файла или каталога)</text:p>
      <text:p text:style-name="P30">openat(AT_FDCWD, "./tls/haswell/x86_64/libm.so.6", O_RDONLY|O_CLOEXEC) = -1 ENOENT (Нет такого файла или каталога)</text:p>
      <text:p text:style-name="P30">openat(AT_FDCWD, "./tls/haswell/libm.so.6", O_RDONLY|O_CLOEXEC) = -1 ENOENT (Нет такого файла или каталога)</text:p>
      <text:p text:style-name="P30">openat(AT_FDCWD, "./tls/x86_64/libm.so.6", O_RDONLY|O_CLOEXEC) = -1 ENOENT (Нет такого файла или каталога)</text:p>
      <text:p text:style-name="P30">openat(AT_FDCWD, "./tls/libm.so.6", O_RDONLY|O_CLOEXEC) = -1 ENOENT (Нет такого файла или каталога)</text:p>
      <text:p text:style-name="P30">openat(AT_FDCWD, "./haswell/x86_64/libm.so.6", O_RDONLY|O_CLOEXEC) = -1 ENOENT (Нет такого файла или каталога)</text:p>
      <text:p text:style-name="P30">openat(AT_FDCWD, "./haswell/libm.so.6", O_RDONLY|O_CLOEXEC) = -1 ENOENT (Нет такого файла или каталога)</text:p>
      <text:p text:style-name="P30">openat(AT_FDCWD, "./x86_64/libm.so.6", O_RDONLY|O_CLOEXEC) = -1 ENOENT (Нет такого файла или каталога)</text:p>
      <text:p text:style-name="P30">openat(AT_FDCWD, "./libm.so.6", O_RDONLY|O_CLOEXEC) = -1 ENOENT (Нет такого файла или каталога)</text:p>
      <text:p text:style-name="P30">openat(AT_FDCWD, "/etc/ld.so.cache", O_RDONLY|O_CLOEXEC) = 3</text:p>
      <text:p text:style-name="P30">fstat(3, {st_mode=S_IFREG|0644, st_size=329160, ...}) = 0</text:p>
      <text:p text:style-name="P30">mmap(NULL, 329160, PROT_READ, MAP_PRIVATE, 3, 0) = 0x7f9690c25000</text:p>
      <text:p text:style-name="P30">close(3) <text:s text:c="31"/>= 0</text:p>
      <text:p text:style-name="P30">openat(AT_FDCWD, "/usr/lib/libm.so.6", O_RDONLY|O_CLOEXEC) = 3</text:p>
      <text:p text:style-name="P30">read(3, "\177ELF\2\1\1\3\0\0\0\0\0\0\0\0\3\0&gt;\0\1\0\0\0\260\363\0\0\0\0\0\0"..., 832) = 832</text:p>
      <text:p text:style-name="P30">fstat(3, {st_mode=S_IFREG|0755, st_size=1332096, ...}) = 0</text:p>
      <text:p text:style-name="P30">mmap(NULL, 1331224, PROT_READ, MAP_PRIVATE|MAP_DENYWRITE, 3, 0) = 0x7f9690adf000</text:p>
      <text:p text:style-name="P30">mmap(0x7f9690aee000, 638976, PROT_READ|PROT_EXEC, MAP_PRIVATE|MAP_FIXED|MAP_DENYWRITE, 3, 0xf000) = 0x7f9690aee000</text:p>
      <text:p text:style-name="P30">mmap(0x7f9690b8a000, 626688, PROT_READ, MAP_PRIVATE|MAP_FIXED|MAP_DENYWRITE, 3, 0xab000) = 0x7f9690b8a000</text:p>
      <text:p text:style-name="P30">mmap(0x7f9690c23000, 8192, PROT_READ|PROT_WRITE, MAP_PRIVATE|MAP_FIXED|MAP_DENYWRITE, 3, 0x143000) = 0x7f9690c23000</text:p>
      <text:p text:style-name="P30">close(3) <text:s text:c="31"/>= 0</text:p>
      <text:p text:style-name="P30">mprotect(0x7f9690c23000, 4096, PROT_READ) = 0</text:p>
      <text:p text:style-name="P30">mprotect(0x7f9690e99000, 4096, PROT_READ) = 0</text:p>
      <text:p text:style-name="P30">munmap(0x7f9690c25000, 329160) <text:s text:c="9"/>= 0</text:p>
      <text:p text:style-name="P30">fstat(1, {st_mode=S_IFCHR|0620, st_rdev=makedev(0x88, 0x1), ...}) = 0</text:p>
      <text:p text:style-name="P30">write(1, "Ok. Contract was changed\n", 25Ok. Contract was changed</text:p>
      <text:p text:style-name="P30">) = 25</text:p>
      <text:p text:style-name="P30">write(1, "Now context is second\n", 22Now context is second</text:p>
      <text:p text:style-name="P30">) = 22</text:p>
      <text:p text:style-name="P30">read(0, 1 0 10 0.1</text:p>
      <text:p text:style-name="P30">"1 0 10 0.1\n", 1024) <text:s text:c="10"/>= 11</text:p>
      <text:p text:style-name="P30">write(1, "1.837538\n", 91.837538</text:p>
      <text:p text:style-name="P30"><text:soft-page-break/>) <text:s text:c="14"/>= 9</text:p>
      <text:p text:style-name="P30">read(0, 2 8</text:p>
      <text:p text:style-name="P30">"2 8\n", 1024) <text:s text:c="17"/>= 4</text:p>
      <text:p text:style-name="P30">write(1, "Translate integer(8) from 10 bas"..., 44Translate integer(8) from 10 base to 3 base</text:p>
      <text:p text:style-name="P30">) = 44</text:p>
      <text:p text:style-name="P30">write(1, "22\n", 322</text:p>
      <text:p text:style-name="P30">) <text:s text:c="20"/>= 3</text:p>
      <text:p text:style-name="P30">read(0, 0</text:p>
      <text:p text:style-name="P30">"0\n", 1024) <text:s text:c="19"/>= 2</text:p>
      <text:p text:style-name="P30">munmap(0x7f9690e96000, 16464) <text:s text:c="10"/>= 0</text:p>
      <text:p text:style-name="P30">munmap(0x7f9690adf000, 1331224) <text:s text:c="8"/>= 0</text:p>
      <text:p text:style-name="P30">openat(AT_FDCWD, "tls/haswell/x86_64/libfirst.so", O_RDONLY|O_CLOEXEC) = -1 ENOENT (Нет такого файла или каталога)</text:p>
      <text:p text:style-name="P30">openat(AT_FDCWD, "tls/haswell/libfirst.so", O_RDONLY|O_CLOEXEC) = -1 ENOENT (Нет такого файла или каталога)</text:p>
      <text:p text:style-name="P30">openat(AT_FDCWD, "tls/x86_64/libfirst.so", O_RDONLY|O_CLOEXEC) = -1 ENOENT (Нет такого файла или каталога)</text:p>
      <text:p text:style-name="P30">openat(AT_FDCWD, "tls/libfirst.so", O_RDONLY|O_CLOEXEC) = -1 ENOENT (Нет такого файла или каталога)</text:p>
      <text:p text:style-name="P30">openat(AT_FDCWD, "haswell/x86_64/libfirst.so", O_RDONLY|O_CLOEXEC) = -1 ENOENT (Нет такого файла или каталога)</text:p>
      <text:p text:style-name="P30">openat(AT_FDCWD, "haswell/libfirst.so", O_RDONLY|O_CLOEXEC) = -1 ENOENT (Нет такого файла или каталога)</text:p>
      <text:p text:style-name="P30">openat(AT_FDCWD, "x86_64/libfirst.so", O_RDONLY|O_CLOEXEC) = -1 ENOENT (Нет такого файла или каталога)</text:p>
      <text:p text:style-name="P30">openat(AT_FDCWD, "libfirst.so", O_RDONLY|O_CLOEXEC) = 3</text:p>
      <text:p text:style-name="P30">read(3, "\177ELF\2\1\1\0\0\0\0\0\0\0\0\0\3\0&gt;\0\1\0\0\0\200\20\0\0\0\0\0\0"..., 832) = 832</text:p>
      <text:p text:style-name="P30">fstat(3, {st_mode=S_IFREG|0755, st_size=17784, ...}) = 0</text:p>
      <text:p text:style-name="P30">getcwd("/home/sakost/university/2 course/os/5 lab/cmake-build-debug", 128) = 60</text:p>
      <text:p text:style-name="P30">mmap(NULL, 16464, PROT_READ, MAP_PRIVATE|MAP_DENYWRITE, 3, 0) = 0x7f9690e96000</text:p>
      <text:p text:style-name="P30">mmap(0x7f9690e97000, 4096, PROT_READ|PROT_EXEC, MAP_PRIVATE|MAP_FIXED|MAP_DENYWRITE, 3, 0x1000) = 0x7f9690e97000</text:p>
      <text:p text:style-name="P30">mmap(0x7f9690e98000, 4096, PROT_READ, MAP_PRIVATE|MAP_FIXED|MAP_DENYWRITE, 3, 0x2000) = 0x7f9690e98000</text:p>
      <text:p text:style-name="P30">mmap(0x7f9690e99000, 8192, PROT_READ|PROT_WRITE, MAP_PRIVATE|MAP_FIXED|MAP_DENYWRITE, 3, 0x2000) = 0x7f9690e99000</text:p>
      <text:p text:style-name="P30">close(3) <text:s text:c="31"/>= 0</text:p>
      <text:p text:style-name="P30">openat(AT_FDCWD, "tls/haswell/x86_64/libm.so.6", O_RDONLY|O_CLOEXEC) = -1 ENOENT (Нет такого файла или каталога)</text:p>
      <text:p text:style-name="P30">openat(AT_FDCWD, "tls/haswell/libm.so.6", O_RDONLY|O_CLOEXEC) = -1 ENOENT (Нет такого файла или каталога)</text:p>
      <text:p text:style-name="P30">openat(AT_FDCWD, "tls/x86_64/libm.so.6", O_RDONLY|O_CLOEXEC) = -1 ENOENT (Нет такого файла или каталога)</text:p>
      <text:p text:style-name="P30">openat(AT_FDCWD, "tls/libm.so.6", O_RDONLY|O_CLOEXEC) = -1 ENOENT (Нет такого <text:soft-page-break/>файла или каталога)</text:p>
      <text:p text:style-name="P30">openat(AT_FDCWD, "haswell/x86_64/libm.so.6", O_RDONLY|O_CLOEXEC) = -1 ENOENT (Нет такого файла или каталога)</text:p>
      <text:p text:style-name="P30">openat(AT_FDCWD, "haswell/libm.so.6", O_RDONLY|O_CLOEXEC) = -1 ENOENT (Нет такого файла или каталога)</text:p>
      <text:p text:style-name="P30">openat(AT_FDCWD, "x86_64/libm.so.6", O_RDONLY|O_CLOEXEC) = -1 ENOENT (Нет такого файла или каталога)</text:p>
      <text:p text:style-name="P30">openat(AT_FDCWD, "libm.so.6", O_RDONLY|O_CLOEXEC) = -1 ENOENT (Нет такого файла или каталога)</text:p>
      <text:p text:style-name="P30">openat(AT_FDCWD, "/usr/local/lib/libm.so.6", O_RDONLY|O_CLOEXEC) = -1 ENOENT (Нет такого файла или каталога)</text:p>
      <text:p text:style-name="P30">openat(AT_FDCWD, "./tls/haswell/x86_64/libm.so.6", O_RDONLY|O_CLOEXEC) = -1 ENOENT (Нет такого файла или каталога)</text:p>
      <text:p text:style-name="P30">openat(AT_FDCWD, "./tls/haswell/libm.so.6", O_RDONLY|O_CLOEXEC) = -1 ENOENT (Нет такого файла или каталога)</text:p>
      <text:p text:style-name="P30">openat(AT_FDCWD, "./tls/x86_64/libm.so.6", O_RDONLY|O_CLOEXEC) = -1 ENOENT (Нет такого файла или каталога)</text:p>
      <text:p text:style-name="P30">openat(AT_FDCWD, "./tls/libm.so.6", O_RDONLY|O_CLOEXEC) = -1 ENOENT (Нет такого файла или каталога)</text:p>
      <text:p text:style-name="P30">openat(AT_FDCWD, "./haswell/x86_64/libm.so.6", O_RDONLY|O_CLOEXEC) = -1 ENOENT (Нет такого файла или каталога)</text:p>
      <text:p text:style-name="P30">openat(AT_FDCWD, "./haswell/libm.so.6", O_RDONLY|O_CLOEXEC) = -1 ENOENT (Нет такого файла или каталога)</text:p>
      <text:p text:style-name="P30">openat(AT_FDCWD, "./x86_64/libm.so.6", O_RDONLY|O_CLOEXEC) = -1 ENOENT (Нет такого файла или каталога)</text:p>
      <text:p text:style-name="P30">openat(AT_FDCWD, "./libm.so.6", O_RDONLY|O_CLOEXEC) = -1 ENOENT (Нет такого файла или каталога)</text:p>
      <text:p text:style-name="P30">openat(AT_FDCWD, "/etc/ld.so.cache", O_RDONLY|O_CLOEXEC) = 3</text:p>
      <text:p text:style-name="P30">fstat(3, {st_mode=S_IFREG|0644, st_size=329160, ...}) = 0</text:p>
      <text:p text:style-name="P30">mmap(NULL, 329160, PROT_READ, MAP_PRIVATE, 3, 0) = 0x7f9690c25000</text:p>
      <text:p text:style-name="P30">close(3) <text:s text:c="31"/>= 0</text:p>
      <text:p text:style-name="P30">openat(AT_FDCWD, "/usr/lib/libm.so.6", O_RDONLY|O_CLOEXEC) = 3</text:p>
      <text:p text:style-name="P30">read(3, "\177ELF\2\1\1\3\0\0\0\0\0\0\0\0\3\0&gt;\0\1\0\0\0\260\363\0\0\0\0\0\0"..., 832) = 832</text:p>
      <text:p text:style-name="P30">fstat(3, {st_mode=S_IFREG|0755, st_size=1332096, ...}) = 0</text:p>
      <text:p text:style-name="P30">mmap(NULL, 1331224, PROT_READ, MAP_PRIVATE|MAP_DENYWRITE, 3, 0) = 0x7f9690adf000</text:p>
      <text:p text:style-name="P30">mmap(0x7f9690aee000, 638976, PROT_READ|PROT_EXEC, MAP_PRIVATE|MAP_FIXED|MAP_DENYWRITE, 3, 0xf000) = 0x7f9690aee000</text:p>
      <text:p text:style-name="P30">mmap(0x7f9690b8a000, 626688, PROT_READ, MAP_PRIVATE|MAP_FIXED|MAP_DENYWRITE, 3, 0xab000) = 0x7f9690b8a000</text:p>
      <text:p text:style-name="P30">mmap(0x7f9690c23000, 8192, PROT_READ|PROT_WRITE, MAP_PRIVATE|MAP_FIXED|MAP_DENYWRITE, 3, 0x143000) = 0x7f9690c23000</text:p>
      <text:p text:style-name="P30">close(3) <text:s text:c="31"/>= 0</text:p>
      <text:p text:style-name="P30">mprotect(0x7f9690c23000, 4096, PROT_READ) = 0</text:p>
      <text:p text:style-name="P30">mprotect(0x7f9690e99000, 4096, PROT_READ) = 0</text:p>
      <text:p text:style-name="P30"><text:soft-page-break/>munmap(0x7f9690c25000, 329160) <text:s text:c="9"/>= 0</text:p>
      <text:p text:style-name="P30">write(1, "Ok. Contract was changed\n", 25Ok. Contract was changed</text:p>
      <text:p text:style-name="P30">) = 25</text:p>
      <text:p text:style-name="P30">write(1, "Now context is first\n", 21Now context is first</text:p>
      <text:p text:style-name="P30">) <text:s/>= 21</text:p>
      <text:p text:style-name="P30">read(0, "", 1024) <text:s text:c="22"/>= 0</text:p>
      <text:p text:style-name="P30">munmap(0x7f9690e96000, 16464) <text:s text:c="10"/>= 0</text:p>
      <text:p text:style-name="P30">munmap(0x7f9690adf000, 1331224) <text:s text:c="8"/>= 0</text:p>
      <text:p text:style-name="P30">exit_group(0) <text:s text:c="26"/>= ?</text:p>
      <text:p text:style-name="P30">+++ exited with 0 +++</text:p>
      <text:p text:style-name="P30"/>
      <text:p text:style-name="P36">ltrace:</text:p>
      <text:p text:style-name="P30"/>
      <text:p text:style-name="P30">dlopen("libfirst.so", 1) <text:s text:c="122"/>= 0x5627cb9142c0</text:p>
      <text:p text:style-name="P30">dlsym(0x5627cb9142c0, "SinIntegral") <text:s text:c="110"/>= 0x7ff4c70f5149</text:p>
      <text:p text:style-name="P30">dlsym(0x5627cb9142c0, "translation") <text:s text:c="110"/>= 0x7ff4c70f51e5</text:p>
      <text:p text:style-name="P30">dlerror() <text:s text:c="137"/>= nil</text:p>
      <text:p text:style-name="P30">__isoc99_scanf(0x5627ca94d0c6, 0x7ffc1e93cb9c, 2, 0) <text:s text:c="94"/>= 1</text:p>
      <text:p text:style-name="P30">__isoc99_scanf(0x5627ca94d081, 0x7ffc1e93cba0, 0x7ffc1e93cba4, 0x7ffc1e93cba8) <text:s text:c="68"/>= 3</text:p>
      <text:p text:style-name="P30">printf("%f\n", 1.8547561.854756</text:p>
      <text:p text:style-name="P30">) <text:s text:c="122"/>= 9</text:p>
      <text:p text:style-name="P30">__isoc99_scanf(0x5627ca94d0c6, 0x7ffc1e93cb9c, 0, 0) <text:s text:c="94"/>= 1</text:p>
      <text:p text:style-name="P30">dlclose(0x5627cb9142c0) <text:s text:c="123"/>= 0</text:p>
      <text:p text:style-name="P30">dlopen("libsecond.so", 1) <text:s text:c="121"/>= 0x5627cb9142c0</text:p>
      <text:p text:style-name="P30">dlsym(0x5627cb9142c0, "SinIntegral") <text:s text:c="110"/>= 0x7ff4c70f5149</text:p>
      <text:p text:style-name="P30">dlsym(0x5627cb9142c0, "translation") <text:s text:c="110"/>= 0x7ff4c70f5218</text:p>
      <text:p text:style-name="P30">dlerror() <text:s text:c="137"/>= nil</text:p>
      <text:p text:style-name="P30">puts("Ok. Contract was changed"Ok. Contract was changed</text:p>
      <text:p text:style-name="P30">) <text:s text:c="114"/>= 25</text:p>
      <text:p text:style-name="P30">puts("Now context is second"Now context is second</text:p>
      <text:p text:style-name="P30">) <text:s text:c="117"/>= 22</text:p>
      <text:p text:style-name="P30">__isoc99_scanf(0x5627ca94d0c6, 0x7ffc1e93cb9c, 0, 0x7ff4c6fc7f67) <text:s text:c="81"/>= 1</text:p>
      <text:p text:style-name="P30"><text:soft-page-break/>__isoc99_scanf(0x5627ca94d08e, 0x7ffc1e93cba8, 0, 0) <text:s text:c="94"/>= 1</text:p>
      <text:p text:style-name="P30">printf("Translate integer(%ld) from 10 b"..., 8) <text:s text:c="98"/>= 37</text:p>
      <text:p text:style-name="P30">putchar(51, 0x5627ca94d0ad, 0, 0) <text:s text:c="113"/>= 51</text:p>
      <text:p text:style-name="P30">puts(" base"Translate integer(8) from 10 base to 3 base</text:p>
      <text:p text:style-name="P30">) <text:s text:c="133"/>= 6</text:p>
      <text:p text:style-name="P30">puts("22"22</text:p>
      <text:p text:style-name="P30">) <text:s text:c="136"/>= 3</text:p>
      <text:p text:style-name="P30">free(0x5627cb916690) <text:s text:c="126"/>= &lt;void&gt;</text:p>
      <text:p text:style-name="P30">__isoc99_scanf(0x5627ca94d0c6, 0x7ffc1e93cb9c, 3, 0x5627cb914010) <text:s text:c="81"/>= 1</text:p>
      <text:p text:style-name="P30">dlclose(0x5627cb9142c0) <text:s text:c="123"/>= 0</text:p>
      <text:p text:style-name="P30">dlopen("libfirst.so", 1) <text:s text:c="122"/>= 0x5627cb9142c0</text:p>
      <text:p text:style-name="P30">dlsym(0x5627cb9142c0, "SinIntegral") <text:s text:c="110"/>= 0x7ff4c70f5149</text:p>
      <text:p text:style-name="P30">dlsym(0x5627cb9142c0, "translation") <text:s text:c="110"/>= 0x7ff4c70f51e5</text:p>
      <text:p text:style-name="P30">dlerror() <text:s text:c="137"/>= nil</text:p>
      <text:p text:style-name="P30">puts("Ok. Contract was changed"Ok. Contract was changed</text:p>
      <text:p text:style-name="P30">) <text:s text:c="114"/>= 25</text:p>
      <text:p text:style-name="P30">puts("Now context is first"Now context is first</text:p>
      <text:p text:style-name="P30">) <text:s text:c="118"/>= 21</text:p>
      <text:p text:style-name="P30">__isoc99_scanf(0x5627ca94d0c6, 0x7ffc1e93cb9c, 0, 0x7ff4c6fc7f67) <text:s text:c="81"/>= 1</text:p>
      <text:p text:style-name="P30">__isoc99_scanf(0x5627ca94d08e, 0x7ffc1e93cba8, 0, 0) <text:s text:c="94"/>= 1</text:p>
      <text:p text:style-name="P30">printf("Translate integer(%ld) from 10 b"..., 8) <text:s text:c="98"/>= 37</text:p>
      <text:p text:style-name="P30">putchar(50, 0x5627ca94d0ad, 0, 0) <text:s text:c="113"/>= 50</text:p>
      <text:p text:style-name="P30">puts(" base"Translate integer(8) from 10 base to 2 base</text:p>
      <text:p text:style-name="P30">) <text:s text:c="133"/>= 6</text:p>
      <text:p text:style-name="P30">puts("1000"1000</text:p>
      <text:p text:style-name="P30">) <text:s text:c="134"/>= 5</text:p>
      <text:p text:style-name="P30">free(0x5627cb916970) <text:s text:c="126"/>= &lt;void&gt;</text:p>
      <text:p text:style-name="P30">__isoc99_scanf(0x5627ca94d0c6, 0x7ffc1e93cb9c, 0, 2) <text:s text:c="94"/>= 1</text:p>
      <text:p text:style-name="P30">dlclose(0x5627cb9142c0) <text:s text:c="123"/><text:soft-page-break/>= 0</text:p>
      <text:p text:style-name="P30">dlopen("libsecond.so", 1) <text:s text:c="121"/>= 0x5627cb9142a0</text:p>
      <text:p text:style-name="P30">dlsym(0x5627cb9142a0, "SinIntegral") <text:s text:c="110"/>= 0x7ff4c70f5149</text:p>
      <text:p text:style-name="P30">dlsym(0x5627cb9142a0, "translation") <text:s text:c="110"/>= 0x7ff4c70f5218</text:p>
      <text:p text:style-name="P30">dlerror() <text:s text:c="137"/>= nil</text:p>
      <text:p text:style-name="P30">puts("Ok. Contract was changed"Ok. Contract was changed</text:p>
      <text:p text:style-name="P30">) <text:s text:c="114"/>= 25</text:p>
      <text:p text:style-name="P30">puts("Now context is second"Now context is second</text:p>
      <text:p text:style-name="P30">) <text:s text:c="117"/>= 22</text:p>
      <text:p text:style-name="P30">__isoc99_scanf(0x5627ca94d0c6, 0x7ffc1e93cb9c, 0, 0x7ff4c6fc7f67) <text:s text:c="81"/>= 1</text:p>
      <text:p text:style-name="P30">__isoc99_scanf(0x5627ca94d081, 0x7ffc1e93cba0, 0x7ffc1e93cba4, 0x7ffc1e93cba8) <text:s text:c="68"/>= 3</text:p>
      <text:p text:style-name="P30">printf("%f\n", 1.8375381.837538</text:p>
      <text:p text:style-name="P30">) <text:s text:c="122"/>= 9</text:p>
      <text:p text:style-name="P30">__isoc99_scanf(0x5627ca94d0c6, 0x7ffc1e93cb9c, 0, 0) <text:s text:c="94"/>= 1</text:p>
      <text:p text:style-name="P30">__isoc99_scanf(0x5627ca94d08e, 0x7ffc1e93cba8, 0, 0) <text:s text:c="94"/>= 1</text:p>
      <text:p text:style-name="P30">printf("Translate integer(%ld) from 10 b"..., 9) <text:s text:c="98"/>= 37</text:p>
      <text:p text:style-name="P30">putchar(51, 0x5627ca94d0ad, 0, 0) <text:s text:c="113"/>= 51</text:p>
      <text:p text:style-name="P30">puts(" base"Translate integer(9) from 10 base to 3 base</text:p>
      <text:p text:style-name="P30">) <text:s text:c="133"/>= 6</text:p>
      <text:p text:style-name="P30">puts("100"100</text:p>
      <text:p text:style-name="P30">) <text:s text:c="135"/>= 4</text:p>
      <text:p text:style-name="P30">free(0x5627cb916bb0) <text:s text:c="126"/>= &lt;void&gt;</text:p>
      <text:p text:style-name="P30">__isoc99_scanf(0x5627ca94d0c6, 0x7ffc1e93cb9c, 0, 2) <text:s text:c="94"/>= 0xffffffff</text:p>
      <text:p text:style-name="P30">dlclose(0x5627cb9142a0) <text:s text:c="123"/>= 0</text:p>
      <text:p text:style-name="P30">+++ exited (status 0) +++</text:p>
      <text:p text:style-name="P30"/>
      <text:p text:style-name="P36">strace статистика:</text:p>
      <text:p text:style-name="P30"/>
      <text:p text:style-name="P30">% time <text:s text:c="4"/>seconds <text:s/>usecs/call <text:s text:c="4"/>calls <text:s text:c="3"/>errors syscall</text:p>
      <text:p text:style-name="P30">------ ----------- ----------- --------- --------- ----------------</text:p>
      <text:p text:style-name="P30"><text:s/>39,52 <text:s text:c="3"/>0,001616 <text:s text:c="9"/>10 <text:s text:c="6"/>152 <text:s text:c="6"/>137 openat</text:p>
      <text:p text:style-name="P30"><text:s/>19,83 <text:s text:c="3"/>0,000811 <text:s text:c="9"/>16 <text:s text:c="7"/>48 <text:s text:c="10"/>mmap</text:p>
      <text:p text:style-name="P30"><text:soft-page-break/><text:s/>12,11 <text:s text:c="3"/>0,000495 <text:s text:c="9"/>38 <text:s text:c="7"/>13 <text:s text:c="10"/>munmap</text:p>
      <text:p text:style-name="P30"><text:s text:c="2"/>8,54 <text:s text:c="3"/>0,000349 <text:s text:c="9"/>24 <text:s text:c="7"/>14 <text:s text:c="10"/>write</text:p>
      <text:p text:style-name="P30"><text:s text:c="2"/>5,62 <text:s text:c="3"/>0,000230 <text:s text:c="9"/>15 <text:s text:c="7"/>15 <text:s text:c="10"/>close</text:p>
      <text:p text:style-name="P30"><text:s text:c="2"/>4,40 <text:s text:c="3"/>0,000180 <text:s text:c="9"/>10 <text:s text:c="7"/>17 <text:s text:c="10"/>fstat</text:p>
      <text:p text:style-name="P30"><text:s text:c="2"/>4,06 <text:s text:c="3"/>0,000166 <text:s text:c="9"/>13 <text:s text:c="7"/>12 <text:s text:c="10"/>read</text:p>
      <text:p text:style-name="P30"><text:s text:c="2"/>3,82 <text:s text:c="3"/>0,000156 <text:s text:c="9"/>13 <text:s text:c="7"/>12 <text:s text:c="10"/>mprotect</text:p>
      <text:p text:style-name="P30"><text:s text:c="2"/>1,47 <text:s text:c="3"/>0,000060 <text:s text:c="9"/>15 <text:s text:c="8"/>4 <text:s text:c="10"/>getcwd</text:p>
      <text:p text:style-name="P30"><text:s text:c="2"/>0,64 <text:s text:c="3"/>0,000026 <text:s text:c="10"/>8 <text:s text:c="8"/>3 <text:s text:c="10"/>brk</text:p>
      <text:p text:style-name="P30"><text:s text:c="2"/>0,00 <text:s text:c="3"/>0,000000 <text:s text:c="10"/>0 <text:s text:c="8"/>8 <text:s text:c="8"/>7 stat</text:p>
      <text:p text:style-name="P30"><text:s text:c="2"/>0,00 <text:s text:c="3"/>0,000000 <text:s text:c="10"/>0 <text:s text:c="8"/>4 <text:s text:c="10"/>pread64</text:p>
      <text:p text:style-name="P30"><text:s text:c="2"/>0,00 <text:s text:c="3"/>0,000000 <text:s text:c="10"/>0 <text:s text:c="8"/>1 <text:s text:c="8"/>1 access</text:p>
      <text:p text:style-name="P30"><text:s text:c="2"/>0,00 <text:s text:c="3"/>0,000000 <text:s text:c="10"/>0 <text:s text:c="8"/>1 <text:s text:c="10"/>execve</text:p>
      <text:p text:style-name="P30"><text:s text:c="2"/>0,00 <text:s text:c="3"/>0,000000 <text:s text:c="10"/>0 <text:s text:c="8"/>2 <text:s text:c="8"/>1 arch_prctl</text:p>
      <text:p text:style-name="P30">------ ----------- ----------- --------- --------- ----------------</text:p>
      <text:p text:style-name="P30">100,00 <text:s text:c="3"/>0,004089 <text:s text:c="9"/>13 <text:s text:c="6"/>306 <text:s text:c="6"/>146 total</text:p>
      <text:p text:style-name="P30"/>
      <text:p text:style-name="P36">ltrace статистика:</text:p>
      <text:p text:style-name="P30"/>
      <text:p text:style-name="P30">% time <text:s text:c="4"/>seconds <text:s/>usecs/call <text:s text:c="4"/>calls <text:s text:c="5"/>function</text:p>
      <text:p text:style-name="P30">------ ----------- ----------- --------- --------------------</text:p>
      <text:p text:style-name="P30"><text:s/>82.36 <text:s text:c="3"/>0.064789 <text:s text:c="6"/>16197 <text:s text:c="8"/>4 dlopen</text:p>
      <text:p text:style-name="P30"><text:s text:c="2"/>4.46 <text:s text:c="3"/>0.003508 <text:s text:c="8"/>877 <text:s text:c="8"/>4 dlclose</text:p>
      <text:p text:style-name="P30"><text:s text:c="2"/>4.25 <text:s text:c="3"/>0.003347 <text:s text:c="8"/>278 <text:s text:c="7"/>12 puts</text:p>
      <text:p text:style-name="P30"><text:s text:c="2"/>3.18 <text:s text:c="3"/>0.002500 <text:s text:c="8"/>178 <text:s text:c="7"/>14 __isoc99_scanf</text:p>
      <text:p text:style-name="P30"><text:s text:c="2"/>1.97 <text:s text:c="3"/>0.001552 <text:s text:c="8"/>194 <text:s text:c="8"/>8 dlsym</text:p>
      <text:p text:style-name="P30"><text:s text:c="2"/>1.20 <text:s text:c="3"/>0.000946 <text:s text:c="8"/>189 <text:s text:c="8"/>5 printf</text:p>
      <text:p text:style-name="P30"><text:s text:c="2"/>1.04 <text:s text:c="3"/>0.000819 <text:s text:c="8"/>273 <text:s text:c="8"/>3 free</text:p>
      <text:p text:style-name="P30"><text:s text:c="2"/>0.99 <text:s text:c="3"/>0.000779 <text:s text:c="8"/>194 <text:s text:c="8"/>4 dlerror</text:p>
      <text:p text:style-name="P30"><text:s text:c="2"/>0.54 <text:s text:c="3"/>0.000423 <text:s text:c="8"/>141 <text:s text:c="8"/>3 putchar</text:p>
      <text:p text:style-name="P30">------ ----------- ----------- --------- --------------------</text:p>
      <text:p text:style-name="P30">100.00 <text:s text:c="3"/>0.078663 <text:s text:c="19"/>57 total</text:p>
      <text:p text:style-name="P11"/>
      <text:p text:style-name="P14">5 <text:span text:style-name="T25">Исходный код</text:span></text:p>
      <text:p text:style-name="Standard"/>
      <text:p text:style-name="P35">realization2.c:</text:p>
      <text:p text:style-name="P42"><text:span text:style-name="T8">//</text:span></text:p>
      <text:p text:style-name="P42"><text:span text:style-name="T8">// Created by sakost on 27.11.2020.</text:span></text:p>
      <text:p text:style-name="P42"><text:span text:style-name="T8">//</text:span></text:p>
      <text:p text:style-name="P42"><text:span text:style-name="T8"/></text:p>
      <text:p text:style-name="P42"><text:span text:style-name="T8">#include "realization.h"</text:span></text:p>
      <text:p text:style-name="P42"><text:span text:style-name="T8"/></text:p>
      <text:p text:style-name="P42"><text:span text:style-name="T8">#include &lt;stdlib.h&gt;</text:span></text:p>
      <text:p text:style-name="P42"><text:span text:style-name="T8">#include &lt;string.h&gt;</text:span></text:p>
      <text:p text:style-name="P42"><text:span text:style-name="T8">#include &lt;math.h&gt;</text:span></text:p>
      <text:p text:style-name="P42"><text:span text:style-name="T8"/></text:p>
      <text:p text:style-name="P42"><text:span text:style-name="T8">float SinIntegral(float A, float B, float e){</text:span></text:p>
      <text:p text:style-name="P42"><text:span text:style-name="T8"><text:s text:c="4"/>int n = (int)((B - A) / e);</text:span></text:p>
      <text:p text:style-name="P42"><text:soft-page-break/><text:span text:style-name="T8"/></text:p>
      <text:p text:style-name="P42"><text:span text:style-name="T8"><text:s text:c="4"/>float h = (B-A)/(float)n;</text:span></text:p>
      <text:p text:style-name="P42"><text:span text:style-name="T8"/></text:p>
      <text:p text:style-name="P42"><text:span text:style-name="T8"><text:s text:c="4"/>float s = sinf(A)+sinf(B);</text:span></text:p>
      <text:p text:style-name="P42"><text:span text:style-name="T8"/></text:p>
      <text:p text:style-name="P42"><text:span text:style-name="T8"><text:s text:c="4"/>for (int i = 1; i &lt; n; i++)</text:span></text:p>
      <text:p text:style-name="P42"><text:span text:style-name="T8"><text:s text:c="8"/>s += 2*sinf(A+(float)i*h);</text:span></text:p>
      <text:p text:style-name="P42"><text:span text:style-name="T8"/></text:p>
      <text:p text:style-name="P42"><text:span text:style-name="T8"><text:s text:c="4"/>return h*s/2;</text:span></text:p>
      <text:p text:style-name="P42"><text:span text:style-name="T8">}</text:span></text:p>
      <text:p text:style-name="P42"><text:span text:style-name="T8"/></text:p>
      <text:p text:style-name="P42"><text:span text:style-name="T8">#pragma clang diagnostic push</text:span></text:p>
      <text:p text:style-name="P42"><text:span text:style-name="T8">#pragma ide diagnostic ignored "DanglingPointers"</text:span></text:p>
      <text:p text:style-name="P42"><text:span text:style-name="T8">char* translation(long x){</text:span></text:p>
      <text:p text:style-name="P42"><text:span text:style-name="T8"><text:s text:c="4"/>char *res = calloc(1, sizeof(char));</text:span></text:p>
      <text:p text:style-name="P42"><text:span text:style-name="T8"><text:s text:c="4"/>res[0] = '\0';</text:span></text:p>
      <text:p text:style-name="P42"><text:span text:style-name="T8"><text:s text:c="4"/>if(x == 0){</text:span></text:p>
      <text:p text:style-name="P42"><text:span text:style-name="T8"><text:s text:c="8"/>char *tmp = calloc(strlen(res) + 2, sizeof(char));</text:span></text:p>
      <text:p text:style-name="P42"><text:span text:style-name="T8"><text:s text:c="8"/>strcpy(tmp+1, res);</text:span></text:p>
      <text:p text:style-name="P42"><text:span text:style-name="T8"><text:s text:c="8"/>free(res);</text:span></text:p>
      <text:p text:style-name="P42"><text:span text:style-name="T8"><text:s text:c="8"/>res = tmp;</text:span></text:p>
      <text:p text:style-name="P42"><text:span text:style-name="T8"><text:s text:c="8"/>res[0] = '0';</text:span></text:p>
      <text:p text:style-name="P42"><text:span text:style-name="T8"><text:s text:c="4"/>}</text:span></text:p>
      <text:p text:style-name="P42"><text:span text:style-name="T8"><text:s text:c="4"/>while(x &gt; 0){</text:span></text:p>
      <text:p text:style-name="P42"><text:span text:style-name="T8"><text:s text:c="8"/>char ch = (x % 3) + '0';</text:span></text:p>
      <text:p text:style-name="P42"><text:span text:style-name="T8"><text:s text:c="8"/>x /= 3;</text:span></text:p>
      <text:p text:style-name="P42"><text:span text:style-name="T8"><text:s text:c="8"/>char *tmp = calloc(strlen(res) + 2, sizeof(char));</text:span></text:p>
      <text:p text:style-name="P42"><text:span text:style-name="T8"><text:s text:c="8"/>strcpy(tmp+1, res);</text:span></text:p>
      <text:p text:style-name="P42"><text:span text:style-name="T8"><text:s text:c="8"/>free(res);</text:span></text:p>
      <text:p text:style-name="P42"><text:span text:style-name="T8"><text:s text:c="8"/>res = tmp;</text:span></text:p>
      <text:p text:style-name="P42"><text:span text:style-name="T8"><text:s text:c="8"/>res[0] = ch;</text:span></text:p>
      <text:p text:style-name="P42"><text:span text:style-name="T8"><text:s text:c="4"/>}</text:span></text:p>
      <text:p text:style-name="P42"><text:span text:style-name="T8"><text:s text:c="4"/>return res;</text:span></text:p>
      <text:p text:style-name="P42"><text:span text:style-name="T8">}</text:span></text:p>
      <text:p text:style-name="P42"><text:span text:style-name="T8"/></text:p>
      <text:p text:style-name="P44">realization1.c:</text:p>
      <text:p text:style-name="P42"><text:span text:style-name="T8">//</text:span></text:p>
      <text:p text:style-name="P42"><text:span text:style-name="T8">// Created by sakost on 27.11.2020.</text:span></text:p>
      <text:p text:style-name="P42"><text:span text:style-name="T8">//</text:span></text:p>
      <text:p text:style-name="P42"><text:span text:style-name="T8"/></text:p>
      <text:p text:style-name="P42"><text:span text:style-name="T8">#include &lt;math.h&gt;</text:span></text:p>
      <text:p text:style-name="P42"><text:span text:style-name="T8">#include &lt;stdlib.h&gt;</text:span></text:p>
      <text:p text:style-name="P42"><text:span text:style-name="T8">#include &lt;string.h&gt;</text:span></text:p>
      <text:p text:style-name="P42"><text:span text:style-name="T8"/></text:p>
      <text:p text:style-name="P42"><text:span text:style-name="T8"/></text:p>
      <text:p text:style-name="P42"><text:span text:style-name="T8">#include "realization.h"</text:span></text:p>
      <text:p text:style-name="P42"><text:span text:style-name="T8"/></text:p>
      <text:p text:style-name="P42"><text:span text:style-name="T8"/></text:p>
      <text:p text:style-name="P42"><text:span text:style-name="T8">float SinIntegral(float A, float B, float e){</text:span></text:p>
      <text:p text:style-name="P42"><text:span text:style-name="T8"><text:s text:c="4"/>float step = e;</text:span></text:p>
      <text:p text:style-name="P42"><text:span text:style-name="T8"><text:s text:c="4"/>int count = (int)((B - A) / step);</text:span></text:p>
      <text:p text:style-name="P42"><text:span text:style-name="T8"/></text:p>
      <text:p text:style-name="P42"><text:span text:style-name="T8"><text:s text:c="4"/>float ans = 0;</text:span></text:p>
      <text:p text:style-name="P42"><text:span text:style-name="T8"><text:s text:c="4"/>for (int i = 0; i &lt;= count; i++) {</text:span></text:p>
      <text:p text:style-name="P42"><text:span text:style-name="T8"><text:s text:c="8"/>ans += step * sinf(A + (float)(i - 1) * step);</text:span></text:p>
      <text:p text:style-name="P42"><text:soft-page-break/><text:span text:style-name="T8"><text:s text:c="4"/>}</text:span></text:p>
      <text:p text:style-name="P42"><text:span text:style-name="T8"><text:s text:c="4"/>return ans;</text:span></text:p>
      <text:p text:style-name="P42"><text:span text:style-name="T8">}</text:span></text:p>
      <text:p text:style-name="P42"><text:span text:style-name="T8"/></text:p>
      <text:p text:style-name="P42"><text:span text:style-name="T8"/></text:p>
      <text:p text:style-name="P42"><text:span text:style-name="T8">#pragma clang diagnostic push</text:span></text:p>
      <text:p text:style-name="P42"><text:span text:style-name="T8">#pragma ide diagnostic ignored "DanglingPointers"</text:span></text:p>
      <text:p text:style-name="P42"><text:span text:style-name="T8">char* translation(long x){</text:span></text:p>
      <text:p text:style-name="P42"><text:span text:style-name="T8"><text:s text:c="4"/>char *res = calloc(1, sizeof(char));</text:span></text:p>
      <text:p text:style-name="P42"><text:span text:style-name="T8"><text:s text:c="4"/>res[0] = '\0';</text:span></text:p>
      <text:p text:style-name="P42"><text:span text:style-name="T8"><text:s text:c="4"/>if(x == 0){</text:span></text:p>
      <text:p text:style-name="P42"><text:span text:style-name="T8"><text:s text:c="8"/>char *tmp = calloc(strlen(res) + 2, sizeof(char));</text:span></text:p>
      <text:p text:style-name="P42"><text:span text:style-name="T8"><text:s text:c="8"/>strcpy(tmp+1, res);</text:span></text:p>
      <text:p text:style-name="P42"><text:span text:style-name="T8"><text:s text:c="8"/>free(res);</text:span></text:p>
      <text:p text:style-name="P42"><text:span text:style-name="T8"><text:s text:c="8"/>res = tmp;</text:span></text:p>
      <text:p text:style-name="P42"><text:span text:style-name="T8"><text:s text:c="8"/>res[0] = '0';</text:span></text:p>
      <text:p text:style-name="P42"><text:span text:style-name="T8"><text:s text:c="4"/>}</text:span></text:p>
      <text:p text:style-name="P42"><text:span text:style-name="T8"><text:s text:c="4"/>while(x &gt; 0){</text:span></text:p>
      <text:p text:style-name="P42"><text:span text:style-name="T8"><text:s text:c="8"/>char ch = (x &amp; 1u) + '0';</text:span></text:p>
      <text:p text:style-name="P42"><text:span text:style-name="T8"><text:s text:c="8"/>x &gt;&gt;= 1u;</text:span></text:p>
      <text:p text:style-name="P42"><text:span text:style-name="T8"><text:s text:c="8"/>char *tmp = calloc(strlen(res) + 2, sizeof(char));</text:span></text:p>
      <text:p text:style-name="P42"><text:span text:style-name="T8"><text:s text:c="8"/>strcpy(tmp+1, res);</text:span></text:p>
      <text:p text:style-name="P42"><text:span text:style-name="T8"><text:s text:c="8"/>free(res);</text:span></text:p>
      <text:p text:style-name="P42"><text:span text:style-name="T8"><text:s text:c="8"/>res = tmp;</text:span></text:p>
      <text:p text:style-name="P42"><text:span text:style-name="T8"><text:s text:c="8"/>res[0] = ch;</text:span></text:p>
      <text:p text:style-name="P42"><text:span text:style-name="T8"><text:s text:c="4"/>}</text:span></text:p>
      <text:p text:style-name="P42"><text:span text:style-name="T8"><text:s text:c="4"/>return res;</text:span></text:p>
      <text:p text:style-name="P42"><text:span text:style-name="T8">}</text:span></text:p>
      <text:p text:style-name="P42"><text:span text:style-name="T8">#pragma clang diagnostic pop</text:span></text:p>
      <text:p text:style-name="P42"><text:span text:style-name="T8"/></text:p>
      <text:p text:style-name="P44">dynMain.c:</text:p>
      <text:p text:style-name="P43">//</text:p>
      <text:p text:style-name="P43">// Created by sakost on 27.11.2020.</text:p>
      <text:p text:style-name="P43">//</text:p>
      <text:p text:style-name="P43">#include &lt;stdio.h&gt;</text:p>
      <text:p text:style-name="P43">#include &lt;stdlib.h&gt;</text:p>
      <text:p text:style-name="P43">#include &lt;dlfcn.h&gt;</text:p>
      <text:p text:style-name="P43"/>
      <text:p text:style-name="P43"/>
      <text:p text:style-name="P43">typedef enum {</text:p>
      <text:p text:style-name="P43"><text:s text:c="4"/>FIRST,</text:p>
      <text:p text:style-name="P43"><text:s text:c="4"/>SECOND,</text:p>
      <text:p text:style-name="P43">} CONTEXT;</text:p>
      <text:p text:style-name="P43"/>
      <text:p text:style-name="P43">CONTEXT r = FIRST;</text:p>
      <text:p text:style-name="P43"/>
      <text:p text:style-name="P43">const char* libName1 = "libfirst.so";</text:p>
      <text:p text:style-name="P43">const char* libName2 = "libsecond.so";</text:p>
      <text:p text:style-name="P43"/>
      <text:p text:style-name="P43">float (*sinInt)(float, float, float) = NULL;</text:p>
      <text:p text:style-name="P43">char* (*translation)(long x) = NULL;</text:p>
      <text:p text:style-name="P43">char *err;</text:p>
      <text:p text:style-name="P43"/>
      <text:p text:style-name="P43">void *libHandle = NULL;</text:p>
      <text:p text:style-name="P43"/>
      <text:p text:style-name="P43"><text:soft-page-break/>void loadDLibs(CONTEXT context){</text:p>
      <text:p text:style-name="P43"><text:s text:c="4"/>const char *name;</text:p>
      <text:p text:style-name="P43"><text:s text:c="4"/>if(context == FIRST){</text:p>
      <text:p text:style-name="P43"><text:s text:c="8"/>name = libName1;</text:p>
      <text:p text:style-name="P43"><text:s text:c="4"/>} else{</text:p>
      <text:p text:style-name="P43"><text:s text:c="8"/>name = libName2;</text:p>
      <text:p text:style-name="P43"><text:s text:c="4"/>}</text:p>
      <text:p text:style-name="P43"/>
      <text:p text:style-name="P43"><text:s text:c="4"/>libHandle = dlopen(name, RTLD_LAZY);</text:p>
      <text:p text:style-name="P43"><text:s text:c="4"/>if(!libHandle){</text:p>
      <text:p text:style-name="P43"><text:s text:c="8"/>fprintf(stderr, "%s\n", dlerror());</text:p>
      <text:p text:style-name="P43"><text:s text:c="8"/>exit(EXIT_FAILURE);</text:p>
      <text:p text:style-name="P43"><text:s text:c="4"/>}</text:p>
      <text:p text:style-name="P43">}</text:p>
      <text:p text:style-name="P43"/>
      <text:p text:style-name="P43">void unloadDLibs(){</text:p>
      <text:p text:style-name="P43"><text:s text:c="4"/>dlclose(libHandle);</text:p>
      <text:p text:style-name="P43">}</text:p>
      <text:p text:style-name="P43"/>
      <text:p text:style-name="P43">void loadContext(){</text:p>
      <text:p text:style-name="P43"><text:s text:c="4"/>loadDLibs(r);</text:p>
      <text:p text:style-name="P43"><text:s text:c="4"/>sinInt = dlsym(libHandle, "SinIntegral");</text:p>
      <text:p text:style-name="P43"><text:s text:c="4"/>translation = dlsym(libHandle, "translation");</text:p>
      <text:p text:style-name="P43"><text:s text:c="4"/>if((err = dlerror())) {</text:p>
      <text:p text:style-name="P43"><text:s text:c="8"/>fprintf(stderr, "%s\n", err);</text:p>
      <text:p text:style-name="P43"><text:s text:c="8"/>exit(EXIT_FAILURE);</text:p>
      <text:p text:style-name="P43"><text:s text:c="4"/>}</text:p>
      <text:p text:style-name="P43">}</text:p>
      <text:p text:style-name="P43"/>
      <text:p text:style-name="P43">void changeContext(){</text:p>
      <text:p text:style-name="P43"><text:s text:c="4"/>unloadDLibs();</text:p>
      <text:p text:style-name="P43"><text:s text:c="4"/>if(r == FIRST){</text:p>
      <text:p text:style-name="P43"><text:s text:c="8"/>r = SECOND;</text:p>
      <text:p text:style-name="P43"><text:s text:c="4"/>} else {</text:p>
      <text:p text:style-name="P43"><text:s text:c="8"/>r = FIRST;</text:p>
      <text:p text:style-name="P43"><text:s text:c="4"/>}</text:p>
      <text:p text:style-name="P43"/>
      <text:p text:style-name="P43"><text:s text:c="4"/>loadContext();</text:p>
      <text:p text:style-name="P43">}</text:p>
      <text:p text:style-name="P43"/>
      <text:p text:style-name="P43">int main(){</text:p>
      <text:p text:style-name="P43"><text:s text:c="4"/>r = FIRST;</text:p>
      <text:p text:style-name="P43"><text:s text:c="4"/>loadContext();</text:p>
      <text:p text:style-name="P43"/>
      <text:p text:style-name="P43"><text:s text:c="4"/>int cmd = 0;</text:p>
      <text:p text:style-name="P43"/>
      <text:p text:style-name="P43"><text:s text:c="4"/>while (scanf("%d", &amp;cmd) != EOF){</text:p>
      <text:p text:style-name="P43"/>
      <text:p text:style-name="P43"><text:s text:c="8"/>if(cmd == 0){</text:p>
      <text:p text:style-name="P43"><text:s text:c="12"/>changeContext();</text:p>
      <text:p text:style-name="P43"><text:s text:c="12"/>puts("Ok. Contract was changed");</text:p>
      <text:p text:style-name="P43"><text:s text:c="12"/>if(r == FIRST){</text:p>
      <text:p text:style-name="P43"><text:s text:c="16"/>puts("Now context is first");</text:p>
      <text:p text:style-name="P43"><text:s text:c="12"/>} else{</text:p>
      <text:p text:style-name="P43"><text:s text:c="16"/>puts("Now context is second");</text:p>
      <text:p text:style-name="P43"><text:soft-page-break/><text:s text:c="12"/>}</text:p>
      <text:p text:style-name="P43"><text:s text:c="12"/>continue;</text:p>
      <text:p text:style-name="P43"><text:s text:c="8"/>}</text:p>
      <text:p text:style-name="P43"><text:s text:c="8"/>if(cmd == 1) {</text:p>
      <text:p text:style-name="P43"><text:s text:c="12"/>float a, b, c;</text:p>
      <text:p text:style-name="P43"><text:s text:c="12"/>if (scanf("%f %f %f", &amp;a, &amp;b, &amp;c) == EOF) {</text:p>
      <text:p text:style-name="P43"><text:s text:c="16"/>break;</text:p>
      <text:p text:style-name="P43"><text:s text:c="12"/>}</text:p>
      <text:p text:style-name="P43"><text:s text:c="12"/>printf("%f\n", sinInt(a, b, c));</text:p>
      <text:p text:style-name="P43"><text:s text:c="8"/>}</text:p>
      <text:p text:style-name="P43"><text:s text:c="8"/>else{</text:p>
      <text:p text:style-name="P43"><text:s text:c="12"/>long x;</text:p>
      <text:p text:style-name="P43"><text:s text:c="12"/>if(scanf("%ld", &amp;x)== EOF){</text:p>
      <text:p text:style-name="P43"><text:s text:c="16"/>break;</text:p>
      <text:p text:style-name="P43"><text:s text:c="12"/>}</text:p>
      <text:p text:style-name="P43"/>
      <text:p text:style-name="P43"><text:s text:c="12"/>char *string;</text:p>
      <text:p text:style-name="P43"><text:s text:c="12"/>printf("Translate integer(%ld) from 10 base to ", x);</text:p>
      <text:p text:style-name="P43"><text:s text:c="12"/>if(r == FIRST) {</text:p>
      <text:p text:style-name="P43"><text:s text:c="16"/>printf("2");</text:p>
      <text:p text:style-name="P43"><text:s text:c="12"/>}else{</text:p>
      <text:p text:style-name="P43"><text:s text:c="16"/>printf("3");</text:p>
      <text:p text:style-name="P43"><text:s text:c="12"/>}</text:p>
      <text:p text:style-name="P43"><text:s text:c="12"/>puts(" base");</text:p>
      <text:p text:style-name="P43"><text:s text:c="12"/>string = translation(x);</text:p>
      <text:p text:style-name="P43"><text:s text:c="12"/>printf("%s\n", string);</text:p>
      <text:p text:style-name="P43"><text:s text:c="12"/>free(string);</text:p>
      <text:p text:style-name="P43"><text:s text:c="8"/>}</text:p>
      <text:p text:style-name="P43"><text:s text:c="4"/>}</text:p>
      <text:p text:style-name="P43"><text:s text:c="4"/>unloadDLibs();</text:p>
      <text:p text:style-name="P43">}</text:p>
      <text:p text:style-name="P43"/>
      <text:p text:style-name="P44">realization.h:</text:p>
      <text:p text:style-name="P42"><text:span text:style-name="T8">//</text:span></text:p>
      <text:p text:style-name="P42"><text:span text:style-name="T8">// Created by sakost on 27.11.2020.</text:span></text:p>
      <text:p text:style-name="P42"><text:span text:style-name="T8">//</text:span></text:p>
      <text:p text:style-name="P42"><text:span text:style-name="T8"/></text:p>
      <text:p text:style-name="P42"><text:span text:style-name="T8">#ifndef INC_5_LAB_REALIZATION1_H</text:span></text:p>
      <text:p text:style-name="P42"><text:span text:style-name="T8">#define INC_5_LAB_REALIZATION_H</text:span></text:p>
      <text:p text:style-name="P42"><text:span text:style-name="T8"/></text:p>
      <text:p text:style-name="P42"><text:span text:style-name="T8">extern float SinIntegral(float A, float B, float e);</text:span></text:p>
      <text:p text:style-name="P42"><text:span text:style-name="T8">extern char* translation(long x);</text:span></text:p>
      <text:p text:style-name="P42"><text:span text:style-name="T8"/></text:p>
      <text:p text:style-name="P42"><text:span text:style-name="T8"/></text:p>
      <text:p text:style-name="P42"><text:span text:style-name="T8">#endif //INC_5_LAB_REALIZATION1_H</text:span></text:p>
      <text:p text:style-name="P42"><text:span text:style-name="T8"/></text:p>
      <text:p text:style-name="P44">statMain.cpp:</text:p>
      <text:p text:style-name="P43">#include "realization.h"</text:p>
      <text:p text:style-name="P43"/>
      <text:p text:style-name="P43">#include &lt;stdio.h&gt;</text:p>
      <text:p text:style-name="P43"/>
      <text:p text:style-name="P43">int main() {</text:p>
      <text:p text:style-name="P43"><text:s text:c="4"/>int cmd = 0;</text:p>
      <text:p text:style-name="P43"/>
      <text:p text:style-name="P43"><text:s text:c="4"/>while (scanf("%d", &amp;cmd) != EOF) {</text:p>
      <text:p text:style-name="P43"><text:soft-page-break/></text:p>
      <text:p text:style-name="P43"><text:s text:c="8"/>float a, b, c;</text:p>
      <text:p text:style-name="P43"><text:s text:c="8"/>if (scanf("%f %f %f", &amp;a, &amp;b, &amp;c) == EOF) {</text:p>
      <text:p text:style-name="P43"><text:s text:c="12"/>break;</text:p>
      <text:p text:style-name="P43"><text:s text:c="8"/>}</text:p>
      <text:p text:style-name="P43"/>
      <text:p text:style-name="P43"><text:s text:c="8"/>if (cmd == 1) {</text:p>
      <text:p text:style-name="P43"><text:s text:c="12"/>puts("Calculate sin(x)");</text:p>
      <text:p text:style-name="P43"><text:s text:c="12"/>printf("%f\n", SinIntegral(a, b, c));</text:p>
      <text:p text:style-name="P43"><text:s text:c="8"/>}</text:p>
      <text:p text:style-name="P43"><text:s text:c="4"/>}</text:p>
      <text:p text:style-name="P43">}</text:p>
      <text:p text:style-name="P44"/>
      <text:p text:style-name="P44">CMakeLists.txt:</text:p>
      <text:p text:style-name="P42"><text:span text:style-name="T8">cmake_minimum_required(VERSION 3.17)</text:span></text:p>
      <text:p text:style-name="P42"><text:span text:style-name="T8">project(5_lab LANGUAGES C VERSION 0.1.0 DESCRIPTION "laboratory work on course OS")</text:span></text:p>
      <text:p text:style-name="P42"><text:span text:style-name="T8"/></text:p>
      <text:p text:style-name="P42"><text:span text:style-name="T8">set(CMAKE_C_STANDARD 99)</text:span></text:p>
      <text:p text:style-name="P42"><text:span text:style-name="T8"/></text:p>
      <text:p text:style-name="P42"><text:span text:style-name="T8"/></text:p>
      <text:p text:style-name="P42"><text:span text:style-name="T8">add_executable(statMain src/statMain.c)</text:span></text:p>
      <text:p text:style-name="P42"><text:span text:style-name="T8">add_executable(dynMain src/dynMain.c)</text:span></text:p>
      <text:p text:style-name="P42"><text:span text:style-name="T8"/></text:p>
      <text:p text:style-name="P42"><text:span text:style-name="T8"/></text:p>
      <text:p text:style-name="P42"><text:span text:style-name="T8">add_library(first SHARED</text:span></text:p>
      <text:p text:style-name="P42"><text:span text:style-name="T8"><text:s text:c="8"/>src/realization1.c</text:span></text:p>
      <text:p text:style-name="P42"><text:span text:style-name="T8"><text:s text:c="8"/>)</text:span></text:p>
      <text:p text:style-name="P42"><text:span text:style-name="T8"/></text:p>
      <text:p text:style-name="P42"><text:span text:style-name="T8"/></text:p>
      <text:p text:style-name="P42"><text:span text:style-name="T8">set_target_properties(first PROPERTIES</text:span></text:p>
      <text:p text:style-name="P42"><text:span text:style-name="T8"><text:s text:c="8"/>VERSION ${PROJECT_VERSION}</text:span></text:p>
      <text:p text:style-name="P42"><text:span text:style-name="T8"><text:s text:c="8"/>PUBLIC_HEADER src/realization.h</text:span></text:p>
      <text:p text:style-name="P42"><text:span text:style-name="T8">)</text:span></text:p>
      <text:p text:style-name="P42"><text:span text:style-name="T8"/></text:p>
      <text:p text:style-name="P42"><text:span text:style-name="T8"/></text:p>
      <text:p text:style-name="P42"><text:span text:style-name="T8">add_library(</text:span></text:p>
      <text:p text:style-name="P42"><text:span text:style-name="T8"><text:s text:c="8"/>second SHARED</text:span></text:p>
      <text:p text:style-name="P42"><text:span text:style-name="T8"><text:s text:c="8"/>src/realization2.c</text:span></text:p>
      <text:p text:style-name="P42"><text:span text:style-name="T8">)</text:span></text:p>
      <text:p text:style-name="P42"><text:span text:style-name="T8"/></text:p>
      <text:p text:style-name="P42"><text:span text:style-name="T8">set_target_properties(second PROPERTIES</text:span></text:p>
      <text:p text:style-name="P42"><text:span text:style-name="T8"><text:s text:c="8"/>VERSION ${PROJECT_VERSION}</text:span></text:p>
      <text:p text:style-name="P42"><text:span text:style-name="T8"><text:s text:c="8"/>PUBLIC_HEADER src/realization.h</text:span></text:p>
      <text:p text:style-name="P42"><text:span text:style-name="T8"><text:s text:c="8"/>)</text:span></text:p>
      <text:p text:style-name="P42"><text:span text:style-name="T8"/></text:p>
      <text:p text:style-name="P42"><text:span text:style-name="T8"/></text:p>
      <text:p text:style-name="P42"><text:span text:style-name="T8">target_link_libraries(first m)</text:span></text:p>
      <text:p text:style-name="P42"><text:span text:style-name="T8">target_link_libraries(second m)</text:span></text:p>
      <text:p text:style-name="P42"><text:span text:style-name="T8"/></text:p>
      <text:p text:style-name="P42"><text:span text:style-name="T8"/></text:p>
      <text:p text:style-name="P42"><text:span text:style-name="T8">target_include_directories(first PRIVATE src/)</text:span></text:p>
      <text:p text:style-name="P42"><text:span text:style-name="T8">target_include_directories(second PRIVATE src/)</text:span></text:p>
      <text:p text:style-name="P42"><text:span text:style-name="T8"/></text:p>
      <text:p text:style-name="P42"><text:span text:style-name="T8">set(custom_targets)</text:span></text:p>
      <text:p text:style-name="P42"><text:span text:style-name="T8"/></text:p>
      <text:p text:style-name="P42"><text:soft-page-break/><text:span text:style-name="T8">list(APPEND custom_targets first)</text:span></text:p>
      <text:p text:style-name="P42"><text:span text:style-name="T8">list(APPEND custom_targets second)</text:span></text:p>
      <text:p text:style-name="P42"><text:span text:style-name="T8"/></text:p>
      <text:p text:style-name="P42"><text:span text:style-name="T8"/></text:p>
      <text:p text:style-name="P42"><text:span text:style-name="T8">if(NOT lab_link_type)</text:span></text:p>
      <text:p text:style-name="P42"><text:span text:style-name="T8"><text:s text:c="4"/>set(lab_link_type first)</text:span></text:p>
      <text:p text:style-name="P42"><text:span text:style-name="T8">endif()</text:span></text:p>
      <text:p text:style-name="P42"><text:span text:style-name="T8"/></text:p>
      <text:p text:style-name="P42"><text:span text:style-name="T8">function(invalid_target)</text:span></text:p>
      <text:p text:style-name="P42"><text:span text:style-name="T8"><text:s text:c="4"/>message("Unknown target selected")</text:span></text:p>
      <text:p text:style-name="P42"><text:span text:style-name="T8"><text:s text:c="4"/>message("All available targets:")</text:span></text:p>
      <text:p text:style-name="P42"><text:span text:style-name="T8"><text:s text:c="4"/>foreach(target IN ITEMS ${custom_targets})</text:span></text:p>
      <text:p text:style-name="P42"><text:span text:style-name="T8"><text:s text:c="8"/>message(" <text:s text:c="3"/>${target}")</text:span></text:p>
      <text:p text:style-name="P42"><text:span text:style-name="T8"><text:s text:c="4"/>endforeach()</text:span></text:p>
      <text:p text:style-name="P42"><text:span text:style-name="T8">endfunction()</text:span></text:p>
      <text:p text:style-name="P42"><text:span text:style-name="T8"/></text:p>
      <text:p text:style-name="P42"><text:span text:style-name="T8"/></text:p>
      <text:p text:style-name="P42"><text:span text:style-name="T8">if (${lab_link_type} IN_LIST custom_targets)</text:span></text:p>
      <text:p text:style-name="P42"><text:span text:style-name="T8">else()</text:span></text:p>
      <text:p text:style-name="P42"><text:span text:style-name="T8"><text:s text:c="4"/>invalid_target()</text:span></text:p>
      <text:p text:style-name="P42"><text:span text:style-name="T8"><text:s text:c="4"/>message( FATAL_ERROR "Invalid target selected" )</text:span></text:p>
      <text:p text:style-name="P42"><text:span text:style-name="T8">endif()</text:span></text:p>
      <text:p text:style-name="P42"><text:span text:style-name="T8"/></text:p>
      <text:p text:style-name="P42"><text:span text:style-name="T8">message("Link library for statMain will be now " ${lab_link_type})</text:span></text:p>
      <text:p text:style-name="P42"><text:span text:style-name="T8"/></text:p>
      <text:p text:style-name="P42"><text:span text:style-name="T8">target_link_libraries(statMain ${lab_link_type})</text:span></text:p>
      <text:p text:style-name="P42"><text:span text:style-name="T8">target_link_libraries(dynMain ${CMAKE_DL_LIBS})</text:span></text:p>
      <text:p text:style-name="P42"><text:span text:style-name="T8">add_dependencies(dynMain first second)</text:span></text:p>
      <text:p text:style-name="P18"><text:span text:style-name="T5">6</text:span><text:span text:style-name="T4"> Вывод</text:span></text:p>
      <text:p text:style-name="P31">В процессе выполнения данной лабораторной работы я описал динамические библиотеки функций подсчета интеграла синуса и перевод системы счисления из 10-чной в данную в двух реализациях. Более того, я описал две программы, использующие эти библиотеки.</text:p>
      <text:p text:style-name="P31"/>
      <text:p text:style-name="P31">Одна из библиотек поддерживает только статическую линковку(не следует путать со статической библиотекой), а вторая поддерживает динамическую подгрузку библиотеки прямо в испольняемый процесс программы посредством использования библиотеки dl.</text:p>
      <text:p text:style-name="P31"/>
      <text:p text:style-name="P32">Одно из важных вещей, что следует понимать – то, что динамическая библиотека является, по сути, обычной программой без точки запуска и содержит в себе объекты – функции, переменные и др. – общим словом «символы».</text:p>
      <text:p text:style-name="P32"/>
      <text:p text:style-name="P32">Существует несколько способов загрузить динамическую библиотеку и один из них – на этапе линковки указать линковщику, где находится требуемая библиотека и он внедрит данные об указанных библиотеках в саму программу(их местоположение и проч.). Второй способ требует от программиста чуть больше усилий – ему необходимо <text:s/>самому искать(тут возможны некоторые допущения) и подгружать библиотеку в <text:soft-page-break/>рабочее пространство процесса; данный метод работает во время исполнения программы, в то время как первый метод запускается на этапе запуска процесса.</text:p>
      <text:p text:style-name="P32"/>
      <text:p text:style-name="P32">Статическая же библиотека – это некоторй архив объектных файлов, которые используется в процессе статической линковки. В её результате из нескольких объектных файлов получается один исполняемый, либо же одна библиотека, в который/ую «вшиты» указанные до этого библиотеки(объектные файлы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officeooo:paragraph-rsid="001759da" fo:background-color="#ffffff" style:font-name-asian="Times New Roman2" style:font-size-asian="14pt" style:font-name-complex="Times New Roman2" style:font-size-complex="14pt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style:footer-first>
        <text:p text:style-name="MP1">Москва, 2020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1-11T18:00:22.015207283</dc:date>
    <meta:editing-duration>PT5H40M27S</meta:editing-duration>
    <meta:editing-cycles>16</meta:editing-cycles>
    <meta:document-statistic meta:table-count="1" meta:image-count="0" meta:object-count="0" meta:page-count="24" meta:paragraph-count="732" meta:word-count="4211" meta:character-count="45073" meta:non-whitespace-character-count="32703"/>
  </office:meta>
</office:document-meta>
</file>